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tarSymbol" svg:font-family="Star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6.011cm" fo:margin-left="0.004cm" fo:margin-top="0cm" fo:margin-bottom="0cm" table:align="left" style:writing-mode="page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2.145cm"/>
    </style:style>
    <style:style style:name="Tabela1.C" style:family="table-column">
      <style:table-column-properties style:column-width="6.11cm"/>
    </style:style>
    <style:style style:name="Tabela1.D" style:family="table-column">
      <style:table-column-properties style:column-width="5.21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3b3b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D1" style:family="table-cell">
      <style:table-cell-properties fo:background-color="#b3b3b3" fo:padding="0.097cm" fo:border="0.2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1.D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" style:family="table">
      <style:table-properties style:width="17.004cm" fo:margin-left="-0.252cm" fo:margin-top="0cm" fo:margin-bottom="0cm" table:align="left" style:writing-mode="page"/>
    </style:style>
    <style:style style:name="Tabela2.A" style:family="table-column">
      <style:table-column-properties style:column-width="1.321cm"/>
    </style:style>
    <style:style style:name="Tabela2.B" style:family="table-column">
      <style:table-column-properties style:column-width="4.844cm"/>
    </style:style>
    <style:style style:name="Tabela2.C" style:family="table-column">
      <style:table-column-properties style:column-width="6.837cm"/>
    </style:style>
    <style:style style:name="Tabela2.D" style:family="table-column">
      <style:table-column-properties style:column-width="2.251cm"/>
    </style:style>
    <style:style style:name="Tabela2.E" style:family="table-column">
      <style:table-column-properties style:column-width="1.75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3b3b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E1" style:family="table-cell">
      <style:table-cell-properties fo:background-color="#b3b3b3" fo:padding="0.097cm" fo:border="0.25pt solid #000000">
        <style:background-image/>
      </style:table-cell-properties>
    </style:style>
    <style:style style:name="Tabela2.A2" style:family="table-cell">
      <style:table-cell-properties fo:background-color="transparent" fo:padding="0.097cm" fo:border-left="0.25pt solid #000000" fo:border-right="none" fo:border-top="none" fo:border-bottom="none">
        <style:background-image/>
      </style:table-cell-properties>
    </style:style>
    <style:style style:name="Tabela2.E2" style:family="table-cell">
      <style:table-cell-properties fo:background-color="transparent" fo:padding="0.097cm" fo:border-left="0.25pt solid #000000" fo:border-right="0.25pt solid #000000" fo:border-top="none" fo:border-bottom="none">
        <style:background-image/>
      </style:table-cell-properties>
    </style:style>
    <style:style style:name="Tabela2.A8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2.E8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" style:family="table">
      <style:table-properties style:width="17.002cm" fo:margin-top="0cm" fo:margin-bottom="0cm" table:align="center" style:writing-mode="page"/>
    </style:style>
    <style:style style:name="Tabela3.A" style:family="table-column">
      <style:table-column-properties style:column-width="2.877cm"/>
    </style:style>
    <style:style style:name="Tabela3.B" style:family="table-column">
      <style:table-column-properties style:column-width="1.766cm"/>
    </style:style>
    <style:style style:name="Tabela3.C" style:family="table-column">
      <style:table-column-properties style:column-width="1.764cm"/>
    </style:style>
    <style:style style:name="Tabela3.D" style:family="table-column">
      <style:table-column-properties style:column-width="1.76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e6e6e6" fo:padding="0.097cm" fo:border-left="none" fo:border-right="none" fo:border-top="1.5pt solid #000001" fo:border-bottom="none">
        <style:background-image/>
      </style:table-cell-properties>
    </style:style>
    <style:style style:name="Tabela3.B2" style:family="table-cell">
      <style:table-cell-properties style:vertical-align="middle" fo:background-color="#e6e6e6" fo:padding="0.097cm" fo:border-left="none" fo:border-right="none" fo:border-top="0.75pt solid #000001" fo:border-bottom="none">
        <style:background-image/>
      </style:table-cell-properties>
    </style:style>
    <style:style style:name="Tabela3.A3" style:family="table-cell">
      <style:table-cell-properties fo:background-color="#ffffff" fo:padding="0.097cm" fo:border-left="none" fo:border-right="0.5pt dotted #00000a" fo:border-top="none" fo:border-bottom="0.5pt dotted #00000a">
        <style:background-image/>
      </style:table-cell-properties>
    </style:style>
    <style:style style:name="Tabela3.B3" style:family="table-cell">
      <style:table-cell-properties style:vertical-align="middle" fo:background-color="#ffffff" fo:padding-left="0.079cm" fo:padding-right="0.097cm" fo:padding-top="0.097cm" fo:padding-bottom="0.097cm" fo:border-left="0.5pt dotted #00000a" fo:border-right="0.5pt dotted #00000a" fo:border-top="none" fo:border-bottom="0.5pt dotted #00000a">
        <style:background-image/>
      </style:table-cell-properties>
    </style:style>
    <style:style style:name="Tabela3.I3" style:family="table-cell">
      <style:table-cell-properties style:vertical-align="middle" fo:background-color="#ffffff" fo:padding-left="0.079cm" fo:padding-right="0.097cm" fo:padding-top="0.097cm" fo:padding-bottom="0.097cm" fo:border-left="0.5pt dotted #00000a" fo:border-right="none" fo:border-top="none" fo:border-bottom="0.5pt dotted #00000a">
        <style:background-image/>
      </style:table-cell-properties>
    </style:style>
    <style:style style:name="Tabela3.A4" style:family="table-cell">
      <style:table-cell-properties fo:background-color="#ffffff" fo:padding="0.097cm" fo:border-left="none" fo:border-right="0.5pt dotted #00000a" fo:border-top="0.5pt dotted #00000a" fo:border-bottom="0.5pt dotted #00000a">
        <style:background-image/>
      </style:table-cell-properties>
    </style:style>
    <style:style style:name="Tabela3.B4" style:family="table-cell">
      <style:table-cell-properties style:vertical-align="middle" fo:background-color="#ffffff" fo:padding-left="0.079cm" fo:padding-right="0.097cm" fo:padding-top="0.097cm" fo:padding-bottom="0.097cm" fo:border="0.5pt dotted #00000a">
        <style:background-image/>
      </style:table-cell-properties>
    </style:style>
    <style:style style:name="Tabela3.I4" style:family="table-cell">
      <style:table-cell-properties style:vertical-align="middle" fo:background-color="#ffffff" fo:padding-left="0.079cm" fo:padding-right="0.097cm" fo:padding-top="0.097cm" fo:padding-bottom="0.097cm" fo:border-left="0.5pt dotted #00000a" fo:border-right="none" fo:border-top="0.5pt dotted #00000a" fo:border-bottom="0.5pt dotted #00000a">
        <style:background-image/>
      </style:table-cell-properties>
    </style:style>
    <style:style style:name="Tabela3.A5" style:family="table-cell">
      <style:table-cell-properties fo:background-color="#ffffff" fo:padding="0.097cm" fo:border-left="none" fo:border-right="0.5pt dotted #00000a" fo:border-top="0.5pt dotted #00000a" fo:border-bottom="0.5pt dotted #00000a">
        <style:background-image/>
      </style:table-cell-properties>
    </style:style>
    <style:style style:name="Tabela3.A6" style:family="table-cell">
      <style:table-cell-properties fo:background-color="#ffffff" fo:padding="0.097cm" fo:border-left="none" fo:border-right="0.5pt dotted #00000a" fo:border-top="0.5pt dotted #00000a" fo:border-bottom="0.5pt dotted #00000a">
        <style:background-image/>
      </style:table-cell-properties>
    </style:style>
    <style:style style:name="Tabela3.A7" style:family="table-cell">
      <style:table-cell-properties fo:background-color="#ffffff" fo:padding="0.097cm" fo:border-left="none" fo:border-right="0.5pt dotted #00000a" fo:border-top="0.5pt dotted #00000a" fo:border-bottom="0.5pt dotted #00000a">
        <style:background-image/>
      </style:table-cell-properties>
    </style:style>
    <style:style style:name="Tabela3.A8" style:family="table-cell">
      <style:table-cell-properties fo:background-color="#ffffff" fo:padding="0.097cm" fo:border-left="none" fo:border-right="0.5pt dotted #00000a" fo:border-top="0.5pt dotted #00000a" fo:border-bottom="0.5pt dotted #00000a">
        <style:background-image/>
      </style:table-cell-properties>
    </style:style>
    <style:style style:name="Tabela3.A9" style:family="table-cell">
      <style:table-cell-properties fo:background-color="#ffffff" fo:padding="0.097cm" fo:border-left="none" fo:border-right="0.5pt dotted #00000a" fo:border-top="0.5pt dotted #00000a" fo:border-bottom="0.5pt dotted #00000a">
        <style:background-image/>
      </style:table-cell-properties>
    </style:style>
    <style:style style:name="P1" style:family="paragraph" style:parent-style-name="Conteúdo_20_de_20_tabela">
      <style:paragraph-properties fo:line-height="100%" style:snap-to-layout-grid="false"/>
      <style:text-properties fo:language="pt" fo:country="BR"/>
    </style:style>
    <style:style style:name="P2" style:family="paragraph" style:parent-style-name="Conteúdo_20_de_20_tabela">
      <style:paragraph-properties fo:line-height="100%" style:snap-to-layout-grid="false"/>
      <style:text-properties fo:language="pt" fo:country="B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Footer">
      <style:text-properties fo:language="pt" fo:country="BR"/>
    </style:style>
    <style:style style:name="P4" style:family="paragraph" style:parent-style-name="Header">
      <style:text-properties fo:language="pt" fo:country="BR"/>
    </style:style>
    <style:style style:name="P5" style:family="paragraph" style:parent-style-name="Heading">
      <style:paragraph-properties fo:line-height="100%"/>
      <style:text-properties fo:language="pt" fo:country="BR" officeooo:rsid="001c971a" officeooo:paragraph-rsid="001c971a"/>
    </style:style>
    <style:style style:name="P6" style:family="paragraph" style:parent-style-name="Heading">
      <style:paragraph-properties fo:line-height="100%"/>
      <style:text-properties fo:language="pt" fo:country="BR"/>
    </style:style>
    <style:style style:name="P7" style:family="paragraph" style:parent-style-name="Heading_20_1">
      <style:paragraph-properties fo:line-height="100%"/>
      <style:text-properties fo:language="pt" fo:country="BR"/>
    </style:style>
    <style:style style:name="P8" style:family="paragraph" style:parent-style-name="Heading_20_1" style:list-style-name="WWNum5">
      <style:paragraph-properties fo:margin-left="1.27cm" fo:line-height="100%" fo:text-indent="-1.27cm" style:auto-text-indent="false"/>
      <style:text-properties fo:language="pt" fo:country="BR"/>
    </style:style>
    <style:style style:name="P9" style:family="paragraph" style:parent-style-name="Heading_20_1" style:list-style-name="WWNum1">
      <style:paragraph-properties fo:margin-left="1.27cm" fo:margin-top="0cm" fo:margin-bottom="0cm" style:contextual-spacing="false" fo:line-height="100%" fo:text-indent="-1.27cm" style:auto-text-indent="false" fo:break-before="page"/>
      <style:text-properties fo:language="pt" fo:country="BR"/>
    </style:style>
    <style:style style:name="P10" style:family="paragraph" style:parent-style-name="Heading_20_1" style:list-style-name="WWNum1">
      <style:paragraph-properties fo:margin-left="1.27cm" fo:line-height="100%" fo:text-indent="-1.27cm" style:auto-text-indent="false"/>
      <style:text-properties fo:language="pt" fo:country="BR"/>
    </style:style>
    <style:style style:name="P11" style:family="paragraph" style:parent-style-name="Heading_20_1" style:list-style-name="WWNum1">
      <style:paragraph-properties fo:line-height="100%"/>
      <style:text-properties fo:language="pt" fo:country="BR"/>
    </style:style>
    <style:style style:name="P12" style:family="paragraph" style:parent-style-name="Heading_20_2" style:list-style-name="WWNum1">
      <style:paragraph-properties fo:line-height="100%"/>
      <style:text-properties fo:language="pt" fo:country="BR" officeooo:paragraph-rsid="001c971a"/>
    </style:style>
    <style:style style:name="P13" style:family="paragraph" style:parent-style-name="Heading_20_2" style:list-style-name="WWNum1" style:master-page-name="">
      <loext:graphic-properties draw:fill="none"/>
      <style:paragraph-properties fo:margin-left="0cm" fo:margin-right="0cm" fo:margin-top="0.423cm" fo:margin-bottom="0.141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fo:language="pt" fo:country="BR" officeooo:paragraph-rsid="001c971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ing_20_2" style:list-style-name="WWNum1" style:master-page-name="">
      <loext:graphic-properties draw:fill="none"/>
      <style:paragraph-properties fo:margin-left="0cm" fo:margin-right="0cm" fo:margin-top="0.423cm" fo:margin-bottom="0.141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fo:language="pt" fo:country="BR" officeooo:paragraph-rsid="001c971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ing_20_3" style:list-style-name="WWNum1">
      <style:paragraph-properties fo:line-height="100%"/>
      <style:text-properties fo:language="pt" fo:country="BR"/>
    </style:style>
    <style:style style:name="P16" style:family="paragraph" style:parent-style-name="Heading_20_3" style:list-style-name="WWNum1">
      <style:paragraph-properties fo:line-height="100%"/>
      <style:text-properties fo:language="pt" fo:country="BR" officeooo:paragraph-rsid="001c971a"/>
    </style:style>
    <style:style style:name="P17" style:family="paragraph" style:parent-style-name="Heading_20_3" style:list-style-name="WWNum1">
      <style:paragraph-properties fo:line-height="100%"/>
    </style:style>
    <style:style style:name="P18" style:family="paragraph" style:parent-style-name="Heading_20_3" style:list-style-name="WWNum1">
      <style:paragraph-properties fo:line-height="100%"/>
      <style:text-properties officeooo:paragraph-rsid="001c971a"/>
    </style:style>
    <style:style style:name="P19" style:family="paragraph" style:parent-style-name="InfoBlue">
      <style:paragraph-properties fo:line-height="100%"/>
      <style:text-properties fo:language="pt" fo:country="BR" officeooo:rsid="001c971a" officeooo:paragraph-rsid="001c971a"/>
    </style:style>
    <style:style style:name="P20" style:family="paragraph" style:parent-style-name="InfoBlue">
      <style:paragraph-properties fo:margin-left="1.27cm" fo:line-height="100%" fo:text-indent="-1.27cm" style:auto-text-indent="false"/>
      <style:text-properties fo:language="pt" fo:country="BR" style:language-asian="ar" style:country-asian="SA" style:language-complex="ar" style:country-complex="SA"/>
    </style:style>
    <style:style style:name="P21" style:family="paragraph" style:parent-style-name="InfoBlue">
      <style:paragraph-properties fo:line-height="100%"/>
      <style:text-properties fo:language="pt" fo:country="BR"/>
    </style:style>
    <style:style style:name="P22" style:family="paragraph" style:parent-style-name="InfoBlue">
      <style:paragraph-properties fo:line-height="100%" fo:text-align="center" style:justify-single-word="false"/>
      <style:text-properties fo:language="pt" fo:country="B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InfoBlue">
      <style:paragraph-properties fo:line-height="100%" fo:text-align="center" style:justify-single-word="false"/>
      <style:text-properties fo:language="pt" fo:country="BR" officeooo:rsid="001c971a" officeooo:paragraph-rsid="001c9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00%" fo:hyphenation-ladder-count="no-limit"/>
      <style:text-properties fo:font-variant="small-caps" style:font-name="Calibri" fo:font-size="16pt" fo:letter-spacing="0.009cm" fo:language="pt" fo:country="BR" officeooo:paragraph-rsid="001c971a" style:font-name-asian="Times New Roman1" style:font-size-asian="16pt" style:font-name-complex="Times New Roman1" style:font-size-complex="16pt" style:language-complex="en" style:country-complex="US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line-height="100%"/>
      <style:text-properties fo:language="pt" fo:country="BR"/>
    </style:style>
    <style:style style:name="P26" style:family="paragraph" style:parent-style-name="Standard_20__28_WW_29_">
      <style:paragraph-properties style:snap-to-layout-grid="false"/>
      <style:text-properties fo:language="pt" fo:country="BR" style:language-complex="en" style:country-complex="US"/>
    </style:style>
    <style:style style:name="P27" style:family="paragraph" style:parent-style-name="Standard_20__28_WW_29_">
      <style:paragraph-properties fo:margin-right="0.12cm" fo:margin-top="0.071cm" fo:margin-bottom="0cm" style:contextual-spacing="false" style:snap-to-layout-grid="false">
        <style:tab-stops>
          <style:tab-stop style:position="2.002cm"/>
        </style:tab-stops>
      </style:paragraph-properties>
      <style:text-properties fo:language="pt" fo:country="BR" style:language-complex="en" style:country-complex="US"/>
    </style:style>
    <style:style style:name="P28" style:family="paragraph" style:parent-style-name="Standard_20__28_WW_29_">
      <style:paragraph-properties fo:line-height="100%"/>
      <style:text-properties fo:language="pt" fo:country="BR" officeooo:rsid="001c971a" officeooo:paragraph-rsid="001c971a"/>
    </style:style>
    <style:style style:name="P29" style:family="paragraph" style:parent-style-name="Standard_20__28_WW_29_">
      <style:paragraph-properties fo:margin-top="0cm" fo:margin-bottom="0cm" style:contextual-spacing="false" fo:line-height="100%"/>
      <style:text-properties fo:language="pt" fo:country="BR" officeooo:rsid="001c971a" officeooo:paragraph-rsid="001c971a"/>
    </style:style>
    <style:style style:name="P30" style:family="paragraph" style:parent-style-name="Standard_20__28_WW_29_" style:list-style-name="L4">
      <style:paragraph-properties fo:margin-top="0cm" fo:margin-bottom="0cm" style:contextual-spacing="false" fo:line-height="100%"/>
      <style:text-properties fo:language="pt" fo:country="BR" officeooo:rsid="001c971a" officeooo:paragraph-rsid="001c971a"/>
    </style:style>
    <style:style style:name="P31" style:family="paragraph" style:parent-style-name="Standard_20__28_WW_29_">
      <style:paragraph-properties fo:margin-left="-0.937cm" fo:margin-right="0.635cm" fo:text-indent="0.937cm" style:auto-text-indent="false" style:snap-to-layout-grid="false"/>
      <style:text-properties fo:language="pt" fo:country="BR"/>
    </style:style>
    <style:style style:name="P32" style:family="paragraph" style:parent-style-name="Standard_20__28_WW_29_">
      <style:paragraph-properties fo:text-align="center" style:justify-single-word="false" style:snap-to-layout-grid="false"/>
      <style:text-properties fo:language="pt" fo:country="BR"/>
    </style:style>
    <style:style style:name="P33" style:family="paragraph" style:parent-style-name="Standard_20__28_WW_29_">
      <style:paragraph-properties fo:line-height="100%"/>
      <style:text-properties fo:language="pt" fo:country="BR"/>
    </style:style>
    <style:style style:name="P34" style:family="paragraph" style:parent-style-name="Standard_20__28_WW_29_">
      <style:paragraph-properties fo:margin-left="1.27cm" fo:line-height="100%" fo:text-indent="-1.27cm" style:auto-text-indent="false"/>
      <style:text-properties fo:language="pt" fo:country="BR"/>
    </style:style>
    <style:style style:name="P35" style:family="paragraph" style:parent-style-name="Standard_20__28_WW_29_">
      <style:paragraph-properties fo:text-align="end" style:justify-single-word="false" style:snap-to-layout-grid="false"/>
    </style:style>
    <style:style style:name="P36" style:family="paragraph" style:parent-style-name="Standard_20__28_WW_29_" style:list-style-name="L7">
      <style:paragraph-properties fo:margin-top="0cm" fo:margin-bottom="0cm" style:contextual-spacing="false" fo:line-height="100%"/>
      <style:text-properties officeooo:rsid="001c971a" officeooo:paragraph-rsid="001c971a"/>
    </style:style>
    <style:style style:name="P37" style:family="paragraph" style:parent-style-name="Standard_20__28_WW_29_" style:list-style-name="L8">
      <style:paragraph-properties fo:line-height="100%"/>
      <style:text-properties officeooo:rsid="001c971a" officeooo:paragraph-rsid="001c971a"/>
    </style:style>
    <style:style style:name="P38" style:family="paragraph" style:parent-style-name="Standard_20__28_WW_29_" style:list-style-name="L9">
      <style:paragraph-properties fo:margin-top="0cm" fo:margin-bottom="0cm" style:contextual-spacing="false" fo:line-height="100%"/>
      <style:text-properties officeooo:rsid="001c971a" officeooo:paragraph-rsid="001c971a"/>
    </style:style>
    <style:style style:name="P39" style:family="paragraph" style:parent-style-name="Standard_20__28_WW_29_">
      <style:paragraph-properties fo:line-height="100%"/>
      <style:text-properties officeooo:paragraph-rsid="001c971a"/>
    </style:style>
    <style:style style:name="P40" style:family="paragraph" style:parent-style-name="Standard_20__28_WW_29_">
      <style:paragraph-properties fo:line-height="100%"/>
    </style:style>
    <style:style style:name="P41" style:family="paragraph" style:parent-style-name="Standard_20__28_WW_29_" style:list-style-name="L9">
      <style:paragraph-properties fo:margin-top="0cm" fo:margin-bottom="0cm" style:contextual-spacing="false" fo:line-height="100%"/>
    </style:style>
    <style:style style:name="P42" style:family="paragraph" style:parent-style-name="Table_20_Contents">
      <style:paragraph-properties fo:line-height="100%" fo:text-align="center" style:justify-single-word="false"/>
      <style:text-properties fo:language="pt" fo:country="BR" fo:font-weight="bold" style:font-weight-asian="bold" style:font-weight-complex="bold"/>
    </style:style>
    <style:style style:name="P43" style:family="paragraph" style:parent-style-name="Table_20_Contents">
      <style:paragraph-properties fo:line-height="100%" fo:text-align="center" style:justify-single-word="false"/>
      <style:text-properties fo:language="pt" fo:country="BR"/>
    </style:style>
    <style:style style:name="P44" style:family="paragraph" style:parent-style-name="Text_20_body_20__28_WW_29_">
      <style:paragraph-properties fo:line-height="100%"/>
      <style:text-properties fo:language="pt" fo:country="BR" style:language-asian="ar" style:country-asian="SA" style:language-complex="ar" style:country-complex="SA"/>
    </style:style>
    <style:style style:name="P45" style:family="paragraph" style:parent-style-name="Text_20_body_20__28_WW_29_">
      <style:paragraph-properties fo:line-height="100%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weight-complex="bold"/>
    </style:style>
    <style:style style:name="T3" style:family="text">
      <style:text-properties fo:language="pt" fo:country="BR" style:language-asian="ar" style:country-asian="SA" style:language-complex="ar" style:country-complex="SA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1c971a"/>
    </style:style>
    <style:style style:name="T6" style:family="text">
      <style:text-properties fo:font-variant="small-caps" style:font-name="Calibri" fo:font-size="16pt" fo:letter-spacing="0.009cm" style:font-name-asian="Times New Roman1" style:font-size-asian="16pt" style:font-name-complex="Times New Roman1" style:font-size-complex="16pt" style:language-complex="en" style:country-complex="US"/>
    </style:style>
    <style:style style:name="T7" style:family="text">
      <style:text-properties fo:font-variant="small-caps" fo:language="pt" fo:country="BR" fo:font-weight="bold" style:font-weight-asian="bold" style:font-weight-complex="bold"/>
    </style:style>
    <style:style style:name="T8" style:family="text">
      <style:text-properties fo:font-variant="small-caps" fo:font-weight="bold" style:font-weight-asian="bold" style:font-weight-complex="bold"/>
    </style:style>
    <style:style style:name="T9" style:family="text">
      <style:text-properties style:language-asian="ar" style:country-asian="SA" style:language-complex="ar" style:country-complex="SA"/>
    </style:style>
    <style:style style:name="T10" style:family="text">
      <style:text-properties style:font-name="Arial" fo:font-weight="bold" style:font-weight-asian="bold" style:font-name-complex="Arial2"/>
    </style:style>
    <style:style style:name="T11" style:family="text">
      <style:text-properties style:font-name="Arial" style:font-name-asian="Arial2" style:font-name-complex="Arial2"/>
    </style:style>
    <style:style style:name="T12" style:family="text">
      <style:text-properties style:font-name="Arial" fo:language="pt" fo:country="BR" style:font-name-complex="Arial2"/>
    </style:style>
    <style:style style:name="T13" style:family="text">
      <style:text-properties style:font-name="Arial" style:font-name-complex="Arial2"/>
    </style:style>
    <style:style style:name="T14" style:family="text">
      <style:text-properties style:font-name="Arial" officeooo:rsid="001c971a" style:font-name-complex="Arial2"/>
    </style:style>
    <style:style style:name="T15" style:family="text">
      <style:text-properties officeooo:rsid="001c971a"/>
    </style:style>
    <style:style style:name="T16" style:family="text">
      <style:text-properties style:font-weight-complex="bold"/>
    </style:style>
    <style:style style:name="T17" style:family="text">
      <style:text-properties style:language-complex="en" style:country-complex="US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+ SAÚDE</text:p>
      <text:p text:style-name="P6">Modelo de Casos de Uso</text:p>
      <text:list text:style-name="WWNum1">
        <text:list-item>
          <text:h text:style-name="P7" text:outline-level="1">Histórico de Revisões</text:h>
        </text:list-item>
      </text:list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<text:span text:style-name="T16">Data</text:span></text:p>
          </table:table-cell>
          <table:table-cell table:style-name="Tabela1.A1" office:value-type="string">
            <text:p text:style-name="P1"><text:span text:style-name="T16">Versão</text:span></text:p>
          </table:table-cell>
          <table:table-cell table:style-name="Tabela1.A1" office:value-type="string">
            <text:p text:style-name="P1"><text:span text:style-name="T16">Descrição</text:span></text:p>
          </table:table-cell>
          <table:table-cell table:style-name="Tabela1.D1" office:value-type="string">
            <text:p text:style-name="P1"><text:span text:style-name="T16">Autor</text:span></text:p>
          </table:table-cell>
        </table:table-row>
        <table:table-row table:style-name="Tabela1.1">
          <table:table-cell table:style-name="Tabela1.A2" office:value-type="string">
            <text:p text:style-name="P19">20/09/2023</text:p>
          </table:table-cell>
          <table:table-cell table:style-name="Tabela1.A2" office:value-type="string">
            <text:p text:style-name="P19">0.1</text:p>
          </table:table-cell>
          <table:table-cell table:style-name="Tabela1.A2" office:value-type="string">
            <text:p text:style-name="P19">Escrita dos casos de uso</text:p>
          </table:table-cell>
          <table:table-cell table:style-name="Tabela1.D2" office:value-type="string">
            <text:p text:style-name="P19">Luana Schelb</text:p>
          </table:table-cell>
        </table:table-row>
      </table:table>
      <text:p text:style-name="P33"/>
      <text:list xml:id="list2205669275" text:style-name="WWNum5">
        <text:list-item text:start-value="1">
          <text:h text:style-name="P8" text:outline-level="1" text:restart-numbering="true" text:start-value="1">Plano de Desenvolvimento</text:h>
        </text:list-item>
      </text:list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"><text:span text:style-name="T16">ID</text:span></text:p>
          </table:table-cell>
          <table:table-cell table:style-name="Tabela2.A1" office:value-type="string">
            <text:p text:style-name="P2"><text:span text:style-name="T16">Nome do Caso de Uso</text:span></text:p>
          </table:table-cell>
          <table:table-cell table:style-name="Tabela2.A1" office:value-type="string">
            <text:p text:style-name="P2"><text:span text:style-name="T16">Descrição Resumida</text:span></text:p>
          </table:table-cell>
          <table:table-cell table:style-name="Tabela2.A1" office:value-type="string">
            <text:p text:style-name="P2"><text:span text:style-name="T16">Importância</text:span></text:p>
          </table:table-cell>
          <table:table-cell table:style-name="Tabela2.E1" office:value-type="string">
            <text:p text:style-name="P2"><text:span text:style-name="T16">Versão</text:span></text:p>
          </table:table-cell>
        </table:table-row>
        <table:table-row table:style-name="Tabela2.1">
          <table:table-cell table:style-name="Tabela2.A2" office:value-type="string">
            <text:p text:style-name="P23">CU-01</text:p>
          </table:table-cell>
          <table:table-cell table:style-name="Tabela2.A2" office:value-type="string">
            <text:p text:style-name="P22"><text:bookmark-ref text:reference-format="text" text:ref-name="__RefHeading___Toc411_2356172412"> [CU-01] Cadastrar médicos</text:bookmark-ref></text:p>
          </table:table-cell>
          <table:table-cell table:style-name="Tabela2.A2" office:value-type="string">
            <text:p text:style-name="P23">O administrador realiza o cadastro dos médicos no sistema</text:p>
          </table:table-cell>
          <table:table-cell table:style-name="Tabela2.A2" office:value-type="string">
            <text:p text:style-name="P23">Alta</text:p>
          </table:table-cell>
          <table:table-cell table:style-name="Tabela2.E2" office:value-type="string">
            <text:p text:style-name="P23">0.1</text:p>
          </table:table-cell>
        </table:table-row>
        <table:table-row table:style-name="Tabela2.1">
          <table:table-cell table:style-name="Tabela2.A2" office:value-type="string">
            <text:p text:style-name="P23">CU-02</text:p>
          </table:table-cell>
          <table:table-cell table:style-name="Tabela2.A2" office:value-type="string">
            <text:p text:style-name="P22"><text:bookmark-ref text:reference-format="text" text:ref-name="__RefHeading___Toc414_2356172412"> [CU-02] Cadastrar paciente</text:bookmark-ref></text:p>
          </table:table-cell>
          <table:table-cell table:style-name="Tabela2.A2" office:value-type="string">
            <text:p text:style-name="P23">O administrador realiza o cadastro dos pacientes no sistema</text:p>
          </table:table-cell>
          <table:table-cell table:style-name="Tabela2.A2" office:value-type="string">
            <text:p text:style-name="P23">Alta</text:p>
          </table:table-cell>
          <table:table-cell table:style-name="Tabela2.E2" office:value-type="string">
            <text:p text:style-name="P23">0.1</text:p>
          </table:table-cell>
        </table:table-row>
        <table:table-row table:style-name="Tabela2.1">
          <table:table-cell table:style-name="Tabela2.A2" office:value-type="string">
            <text:p text:style-name="P23">CU-03</text:p>
          </table:table-cell>
          <table:table-cell table:style-name="Tabela2.A2" office:value-type="string">
            <text:p text:style-name="P22"><text:bookmark-ref text:reference-format="text" text:ref-name="__RefHeading___Toc416_2356172412"> [CU-03] Preencher relatório da consulta</text:bookmark-ref></text:p>
          </table:table-cell>
          <table:table-cell table:style-name="Tabela2.A2" office:value-type="string">
            <text:p text:style-name="P23">O médico preenche um relatório resumindo a consulta do paciente.</text:p>
          </table:table-cell>
          <table:table-cell table:style-name="Tabela2.A2" office:value-type="string">
            <text:p text:style-name="P23">Alta</text:p>
          </table:table-cell>
          <table:table-cell table:style-name="Tabela2.E2" office:value-type="string">
            <text:p text:style-name="P23">0.1</text:p>
          </table:table-cell>
        </table:table-row>
        <table:table-row table:style-name="Tabela2.1">
          <table:table-cell table:style-name="Tabela2.A2" office:value-type="string">
            <text:p text:style-name="P23">CU-04</text:p>
          </table:table-cell>
          <table:table-cell table:style-name="Tabela2.A2" office:value-type="string">
            <text:p text:style-name="P22"><text:bookmark-ref text:reference-format="text" text:ref-name="__RefHeading___Toc416_2356172412 Copia 1"> [CU-04] Buscar Médicos Credenciados pelo Paciente</text:bookmark-ref></text:p>
          </table:table-cell>
          <table:table-cell table:style-name="Tabela2.A2" office:value-type="string">
            <text:p text:style-name="P23">O paciente busca em sua aplicação os médicos credenciados</text:p>
          </table:table-cell>
          <table:table-cell table:style-name="Tabela2.A2" office:value-type="string">
            <text:p text:style-name="P23">Alta</text:p>
          </table:table-cell>
          <table:table-cell table:style-name="Tabela2.E2" office:value-type="string">
            <text:p text:style-name="P23">0.1</text:p>
          </table:table-cell>
        </table:table-row>
        <table:table-row table:style-name="Tabela2.1">
          <table:table-cell table:style-name="Tabela2.A2" office:value-type="string">
            <text:p text:style-name="P23">CU-05</text:p>
          </table:table-cell>
          <table:table-cell table:style-name="Tabela2.A2" office:value-type="string">
            <text:p text:style-name="P22"><text:bookmark-ref text:reference-format="text" text:ref-name="__RefHeading___Toc416_2356172412 Copia 1 Copia 1"> [CU-05] Agendar Consulta pelo Paciente</text:bookmark-ref></text:p>
          </table:table-cell>
          <table:table-cell table:style-name="Tabela2.A2" office:value-type="string">
            <text:p text:style-name="P23">O paciente realiza o agendamento de uma consulta na sua aplicação</text:p>
          </table:table-cell>
          <table:table-cell table:style-name="Tabela2.A2" office:value-type="string">
            <text:p text:style-name="P23">Alta</text:p>
          </table:table-cell>
          <table:table-cell table:style-name="Tabela2.E2" office:value-type="string">
            <text:p text:style-name="P23">0.1</text:p>
          </table:table-cell>
        </table:table-row>
        <table:table-row table:style-name="Tabela2.1">
          <table:table-cell table:style-name="Tabela2.A2" office:value-type="string">
            <text:p text:style-name="P23">CU-06</text:p>
          </table:table-cell>
          <table:table-cell table:style-name="Tabela2.A2" office:value-type="string">
            <text:p text:style-name="P22"><text:bookmark-ref text:reference-format="text" text:ref-name="__RefHeading___Toc416_2356172412 Copia 1 Copia 1 Copia 1"> [CU-06] Visualizar dados da consulta pelo Paciente</text:bookmark-ref></text:p>
          </table:table-cell>
          <table:table-cell table:style-name="Tabela2.A2" office:value-type="string">
            <text:p text:style-name="P23">O paciente visualiza suas consultas e seus dados como data, médicos, estado da consulta (agendada, finalizada, exames prontos, etc.)</text:p>
          </table:table-cell>
          <table:table-cell table:style-name="Tabela2.A2" office:value-type="string">
            <text:p text:style-name="P23">Alta</text:p>
          </table:table-cell>
          <table:table-cell table:style-name="Tabela2.E2" office:value-type="string">
            <text:p text:style-name="P23">0.1</text:p>
          </table:table-cell>
        </table:table-row>
        <table:table-row table:style-name="Tabela2.1">
          <table:table-cell table:style-name="Tabela2.A8" office:value-type="string">
            <text:p text:style-name="P22"/>
          </table:table-cell>
          <table:table-cell table:style-name="Tabela2.A8" office:value-type="string">
            <text:p text:style-name="P22"/>
          </table:table-cell>
          <table:table-cell table:style-name="Tabela2.A8" office:value-type="string">
            <text:p text:style-name="P22"/>
          </table:table-cell>
          <table:table-cell table:style-name="Tabela2.A8" office:value-type="string">
            <text:p text:style-name="P22"/>
          </table:table-cell>
          <table:table-cell table:style-name="Tabela2.E8" office:value-type="string">
            <text:p text:style-name="P22"/>
          </table:table-cell>
        </table:table-row>
      </table:table>
      <text:p text:style-name="P24"><text:soft-page-break/></text:p>
      <text:list text:continue-list="list2205669275" text:style-name="WWNum1">
        <text:list-item>
          <text:h text:style-name="P9" text:outline-level="1">Diagrama de casos de uso</text:h>
        </text:list-item>
      </text:list>
      <text:p text:style-name="P45"/>
      <text:list text:continue-numbering="true" text:style-name="WWNum1">
        <text:list-item>
          <text:h text:style-name="P11" text:outline-level="1">Especificação Dos casos de uso</text:h>
          <text:list>
            <text:list-item>
              <text:h text:style-name="P12" text:outline-level="2"><text:bookmark-start text:name="__RefHeading___Toc411_2356172412"/><text:s/>[<text:span text:style-name="T15">CU-01]</text:span> <text:span text:style-name="T15">Cadastrar médicos</text:span><text:bookmark-end text:name="__RefHeading___Toc411_2356172412"/></text:h>
              <text:list>
                <text:list-item>
                  <text:h text:style-name="P15" text:outline-level="3">Descrição Resumida dos Atores</text:h>
                </text:list-item>
              </text:list>
            </text:list-item>
          </text:list>
        </text:list-item>
      </text:list>
      <text:p text:style-name="P28">Administrador do sistema – onde o Administrador é um usuário administrador com todas permissões do sistema</text:p>
      <text:list text:continue-numbering="true" text:style-name="WWNum1">
        <text:list-item>
          <text:list>
            <text:list-item>
              <text:list>
                <text:list-item>
                  <text:h text:style-name="P15" text:outline-level="3">Pré-condições</text:h>
                </text:list-item>
              </text:list>
            </text:list-item>
          </text:list>
        </text:list-item>
      </text:list>
      <text:p text:style-name="P28">Administrador deve estar autenticado</text:p>
      <text:list xml:id="list214610102574144" text:continue-numbering="true" text:style-name="WWNum1">
        <text:list-item>
          <text:list>
            <text:list-item>
              <text:list>
                <text:list-item>
                  <text:h text:style-name="P15" text:outline-level="3">Cenário Principal</text:h>
                </text:list-item>
              </text:list>
            </text:list-item>
          </text:list>
        </text:list-item>
      </text:list>
      <text:list xml:id="list3639074707" text:style-name="L4">
        <text:list-item>
          <text:p text:style-name="P30">O Administrador<text:span text:style-name="T17"> clica no botão “Cadastrar médico” no painel administrativo</text:span></text:p>
        </text:list-item>
        <text:list-item>
          <text:p text:style-name="P30"><text:span text:style-name="T17">O sistema carrega uma página com os seguintes componentes</text:span></text:p>
          <text:list>
            <text:list-item>
              <text:p text:style-name="P30"><text:span text:style-name="T17">Um formulário contendo os campos:</text:span></text:p>
              <text:list>
                <text:list-item>
                  <text:p text:style-name="P30">Nome do Médico</text:p>
                </text:list-item>
                <text:list-item>
                  <text:p text:style-name="P30">Especialidade</text:p>
                </text:list-item>
                <text:list-item>
                  <text:p text:style-name="P30">CRM (Conselho Regional de Medicina)</text:p>
                </text:list-item>
                <text:list-item>
                  <text:p text:style-name="P30">Endereço de E-mail</text:p>
                </text:list-item>
                <text:list-item>
                  <text:p text:style-name="P30">Telefone de Contato</text:p>
                </text:list-item>
              </text:list>
            </text:list-item>
            <text:list-item>
              <text:p text:style-name="P30">O Administrador preenche os campos obrigatórios com as informações do médico que deseja cadastrar.</text:p>
            </text:list-item>
            <text:list-item>
              <text:p text:style-name="P30">O Administrador pode, opcionalmente, preencher campos adicionais, como:</text:p>
              <text:list>
                <text:list-item>
                  <text:p text:style-name="P30">Data de Nascimento</text:p>
                </text:list-item>
                <text:list-item>
                  <text:p text:style-name="P30">Endereço</text:p>
                </text:list-item>
                <text:list-item>
                  <text:p text:style-name="P30">Fotografia do Médico</text:p>
                </text:list-item>
                <text:list-item>
                  <text:p text:style-name="P30">Horário de Atendimento</text:p>
                </text:list-item>
              </text:list>
            </text:list-item>
            <text:list-item>
              <text:p text:style-name="P30">O Administrador verifica se todas as informações estão corretas e completas.</text:p>
            </text:list-item>
            <text:list-item>
              <text:p text:style-name="P30">Após verificar, o Administrador clica no botão “Cadastrar” e confirmando o cadastro do médico.</text:p>
            </text:list-item>
          </text:list>
        </text:list-item>
      </text:list>
      <text:list xml:id="list214610891417051" text:continue-list="list214610102574144" text:style-name="WWNum1">
        <text:list-item>
          <text:list>
            <text:list-item>
              <text:list>
                <text:list-item>
                  <text:h text:style-name="P17" text:outline-level="3"><text:span text:style-name="T1">Cenários Alternativos</text:span></text:h>
                </text:list-item>
              </text:list>
            </text:list-item>
          </text:list>
        </text:list-item>
      </text:list>
      <text:list text:style-name="L7">
        <text:list-item>
          <text:p text:style-name="P36"><text:span text:style-name="T1">Caso o administrador encontre erros o médico confirma as informações e altera os dados ou cancela o cadastro</text:span></text:p>
        </text:list-item>
      </text:list>
      <text:list xml:id="list214609688669892" text:continue-list="list214610891417051" text:style-name="WWNum1">
        <text:list-item>
          <text:list>
            <text:list-item>
              <text:list>
                <text:list-item>
                  <text:h text:style-name="P15" text:outline-level="3"><text:span text:style-name="T9">Pós-condições</text:span></text:h>
                </text:list-item>
              </text:list>
            </text:list-item>
          </text:list>
        </text:list-item>
      </text:list>
      <text:list text:style-name="L8">
        <text:list-item>
          <text:p text:style-name="P37"><text:span text:style-name="T3">Médico deve ser cadastrado no sistema</text:span></text:p>
        </text:list-item>
      </text:list>
      <text:list xml:id="list214610925440112" text:continue-list="list214609688669892" text:style-name="WWNum1">
        <text:list-item>
          <text:list>
            <text:list-item>
              <text:list>
                <text:list-item>
                  <text:h text:style-name="P17" text:outline-level="3"><text:soft-page-break/><text:span text:style-name="T3">Requisitos Especiais</text:span></text:h>
                </text:list-item>
              </text:list>
            </text:list-item>
          </text:list>
        </text:list-item>
      </text:list>
      <text:list text:style-name="L9">
        <text:list-item>
          <text:p text:style-name="P41">O CRM deve ser único para cada médico no sistema.</text:p>
        </text:list-item>
        <text:list-item>
          <text:p text:style-name="P38">Em produção os campos de e-mail e telefone são únicos. Nos ambientes de desenvolvimento isso não é aplicado.</text:p>
        </text:list-item>
      </text:list>
      <text:list text:continue-list="list214610925440112" text:style-name="WWNum1">
        <text:list-item>
          <text:list>
            <text:list-item>
              <text:list>
                <text:list-item>
                  <text:h text:style-name="P15" text:outline-level="3"><text:span text:style-name="T9">Informações Adicionais</text:span></text:h>
                </text:list-item>
                <text:list-item>
                  <text:h text:style-name="P15" text:outline-level="3"><text:span text:style-name="T9">Protótipo Essencial</text:span></text:h>
                </text:list-item>
              </text:list>
            </text:list-item>
          </text:list>
        </text:list-item>
      </text:list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list text:continue-numbering="true" text:style-name="WWNum1">
        <text:list-item>
          <text:list>
            <text:list-item>
              <text:h text:style-name="P12" text:outline-level="2"><text:bookmark-start text:name="__RefHeading___Toc414_2356172412"/><text:soft-page-break/><text:s/>[<text:span text:style-name="T15">CU-02]</text:span> <text:span text:style-name="T15">Cadastrar paciente</text:span><text:bookmark-end text:name="__RefHeading___Toc414_2356172412"/></text:h>
              <text:list>
                <text:list-item>
                  <text:h text:style-name="P16" text:outline-level="3">Descrição Resumida dos Atores</text:h>
                </text:list-item>
              </text:list>
            </text:list-item>
          </text:list>
        </text:list-item>
      </text:list>
      <text:p text:style-name="P28">Administrador do sistema – onde o Administrador é um usuário administrador com todas permissões do sistema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Pré-condições</text:h>
                </text:list-item>
              </text:list>
            </text:list-item>
          </text:list>
        </text:list-item>
      </text:list>
      <text:p text:style-name="P28">Administrador deve estar autenticado</text:p>
      <text:list xml:id="list214610784555949" text:continue-numbering="true" text:style-name="WWNum1">
        <text:list-item>
          <text:list>
            <text:list-item>
              <text:list>
                <text:list-item>
                  <text:h text:style-name="P16" text:outline-level="3">Cenário Principal</text:h>
                </text:list-item>
              </text:list>
            </text:list-item>
          </text:list>
        </text:list-item>
      </text:list>
      <text:list xml:id="list214609583298519" text:continue-list="list3639074707" text:style-name="L4">
        <text:list-item text:start-value="1">
          <text:p text:style-name="P30">O Administrador<text:span text:style-name="T17"> clica no botão “Cadastrar Paciente” no painel administrativo</text:span></text:p>
        </text:list-item>
        <text:list-item>
          <text:p text:style-name="P30"><text:span text:style-name="T17">O sistema carrega uma página com os seguintes componentes</text:span></text:p>
          <text:list>
            <text:list-item>
              <text:p text:style-name="P30"><text:span text:style-name="T17">Um formulário contendo os campos:</text:span></text:p>
              <text:list>
                <text:list-item>
                  <text:p text:style-name="P30">Nome Completo</text:p>
                </text:list-item>
                <text:list-item>
                  <text:p text:style-name="P30">Data de Nascimento</text:p>
                </text:list-item>
                <text:list-item>
                  <text:p text:style-name="P30">Endereço<text:span text:style-name="T5"/></text:p>
                </text:list-item>
                <text:list-item>
                  <text:p text:style-name="P30">Número de Telefone</text:p>
                </text:list-item>
                <text:list-item>
                  <text:p text:style-name="P30">Medicamentos Contínuos (campo de texto para inserir detalhes)</text:p>
                </text:list-item>
              </text:list>
            </text:list-item>
            <text:list-item>
              <text:p text:style-name="P30">O Administrador preenche os campos obrigatórios com as informações do paciente que deseja cadastrar.</text:p>
            </text:list-item>
            <text:list-item>
              <text:p text:style-name="P30">O Administrador pode, opcionalmente, preencher campos adicionais, como:</text:p>
              <text:list>
                <text:list-item>
                  <text:p text:style-name="P30">E-mail</text:p>
                </text:list-item>
                <text:list-item>
                  <text:p text:style-name="P30">Grupo Sanguíneo<text:span text:style-name="T5"/></text:p>
                </text:list-item>
                <text:list-item>
                  <text:p text:style-name="P30">Gênero<text:span text:style-name="T5"/></text:p>
                </text:list-item>
                <text:list-item>
                  <text:p text:style-name="P30">Peso</text:p>
                </text:list-item>
                <text:list-item>
                  <text:p text:style-name="P30">Altura</text:p>
                </text:list-item>
              </text:list>
            </text:list-item>
            <text:list-item>
              <text:p text:style-name="P30">O Administrador verifica se todas as informações estão corretas e completas.</text:p>
            </text:list-item>
            <text:list-item>
              <text:p text:style-name="P30">Após verificar, o Administrador clica no botão “Cadastrar” e confirmando o cadastro do paciente.</text:p>
            </text:list-item>
          </text:list>
        </text:list-item>
      </text:list>
      <text:list text:continue-list="list214610784555949" text:style-name="WWNum1">
        <text:list-item>
          <text:list>
            <text:list-item>
              <text:list>
                <text:list-item>
                  <text:h text:style-name="P18" text:outline-level="3"><text:span text:style-name="T1">Cenários Alternativos</text:span></text:h>
                </text:list-item>
                <text:list-item>
                  <text:h text:style-name="P16" text:outline-level="3"><text:span text:style-name="T9">Pós-condições</text:span></text:h>
                </text:list-item>
                <text:list-item>
                  <text:h text:style-name="P16" text:outline-level="3"><text:span text:style-name="T9">Requisitos Especiais</text:span></text:h>
                </text:list-item>
                <text:list-item>
                  <text:h text:style-name="P16" text:outline-level="3"><text:span text:style-name="T9">Informações Adicionais</text:span></text:h>
                </text:list-item>
                <text:list-item>
                  <text:h text:style-name="P16" text:outline-level="3"><text:span text:style-name="T9">Protótipo Essencial</text:span></text:h>
                </text:list-item>
              </text:list>
            </text:list-item>
          </text:list>
        </text:list-item>
      </text:list>
      <text:p text:style-name="P39"><text:span text:style-name="T3"/></text:p>
      <text:list text:continue-numbering="true" text:style-name="WWNum1">
        <text:list-item>
          <text:list>
            <text:list-item>
              <text:h text:style-name="P12" text:outline-level="2"><text:bookmark-start text:name="__RefHeading___Toc416_2356172412"/><text:soft-page-break/><text:s/>[<text:span text:style-name="T15">CU-03]</text:span> <text:span text:style-name="T15">Preencher relatório da consulta</text:span><text:bookmark-end text:name="__RefHeading___Toc416_2356172412"/></text:h>
              <text:list>
                <text:list-item>
                  <text:h text:style-name="P16" text:outline-level="3">Descrição Resumida dos Atores</text:h>
                </text:list-item>
              </text:list>
            </text:list-item>
          </text:list>
        </text:list-item>
      </text:list>
      <text:p text:style-name="P28">Médico – Um profissional de saúde registrado no sistema que realiza consultas com pacientes e registra os detalhes da consulta.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Pré-condições</text:h>
                </text:list-item>
              </text:list>
            </text:list-item>
          </text:list>
        </text:list-item>
      </text:list>
      <text:p text:style-name="P29"><text:s text:c="8"/>- O médico deve estar autenticado no sistema.</text:p>
      <text:p text:style-name="P29"><text:s text:c="8"/>- O médico deve ter uma consulta agendada com um paciente.</text:p>
      <text:list xml:id="list214609847614054" text:continue-numbering="true" text:style-name="WWNum1">
        <text:list-item>
          <text:list>
            <text:list-item>
              <text:list>
                <text:list-item>
                  <text:h text:style-name="P16" text:outline-level="3">Cenário Principal</text:h>
                </text:list-item>
              </text:list>
            </text:list-item>
          </text:list>
        </text:list-item>
      </text:list>
      <text:list xml:id="list214610487571470" text:continue-list="list214609583298519" text:style-name="L4">
        <text:list-item text:start-value="1">
          <text:p text:style-name="P30">O <text:span text:style-name="T17">Médico clica na consulta correspondente</text:span></text:p>
        </text:list-item>
        <text:list-item>
          <text:p text:style-name="P30"><text:span text:style-name="T17">O sistema carrega uma página com os seguintes componentes</text:span></text:p>
          <text:list>
            <text:list-item>
              <text:p text:style-name="P30"><text:span text:style-name="T17">Um formulário contendo os campos:</text:span></text:p>
              <text:list>
                <text:list-item>
                  <text:p text:style-name="P30">Nome do Paciente (selecionado automaticamente com base na consulta agendada)</text:p>
                </text:list-item>
                <text:list-item>
                  <text:p text:style-name="P30">Sintomas ou Motivo da Consulta (campo de texto)</text:p>
                </text:list-item>
                <text:list-item>
                  <text:p text:style-name="P30">Diagnóstico (campo de texto)</text:p>
                </text:list-item>
                <text:list-item>
                  <text:p text:style-name="P30">Tratamento Recomendado (campo de texto)</text:p>
                </text:list-item>
                <text:list-item>
                  <text:p text:style-name="P30">Prescrição Médica (campo de texto)</text:p>
                </text:list-item>
                <text:list-item>
                  <text:p text:style-name="P30">Observações Adicionais (campo de texto)</text:p>
                </text:list-item>
              </text:list>
            </text:list-item>
            <text:list-item>
              <text:p text:style-name="P30">O médico preenche os campos obrigatórios com as informações da consulta que deseja cadastrar.</text:p>
            </text:list-item>
            <text:list-item>
              <text:p text:style-name="P30">O médico pode, opcionalmente, preencher campos adicionais, como:</text:p>
              <text:list>
                <text:list-item>
                  <text:p text:style-name="P30">Pressão Arterial</text:p>
                </text:list-item>
                <text:list-item>
                  <text:p text:style-name="P30">Peso do Paciente</text:p>
                </text:list-item>
                <text:list-item>
                  <text:p text:style-name="P30">Exames Solicitados (campo de texto para listar exames recomendados)</text:p>
                </text:list-item>
              </text:list>
            </text:list-item>
            <text:list-item>
              <text:p text:style-name="P30">O médico verifica se todas as informações estão corretas e completas.</text:p>
            </text:list-item>
            <text:list-item>
              <text:p text:style-name="P30">Após verificar, o médico clica no botão “Cadastrar” e confirmando o cadastro no sistema.</text:p>
            </text:list-item>
          </text:list>
        </text:list-item>
      </text:list>
      <text:list text:continue-list="list214609847614054" text:style-name="WWNum1">
        <text:list-item>
          <text:list>
            <text:list-item>
              <text:list>
                <text:list-item>
                  <text:h text:style-name="P18" text:outline-level="3"><text:span text:style-name="T1">Cenários Alternativos</text:span></text:h>
                </text:list-item>
              </text:list>
            </text:list-item>
          </text:list>
        </text:list-item>
      </text:list>
      <text:p text:style-name="P39"><text:s text:c="8"/>- Se o médico encontrar erros ou informações em falta, ele corrige os campos relevantes e tenta novamente registrar a consulta.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Pós-condições</text:span></text:h>
                </text:list-item>
              </text:list>
            </text:list-item>
          </text:list>
        </text:list-item>
      </text:list>
      <text:p text:style-name="P39"><text:span text:style-name="T3"><text:s text:c="8"/>- O resumo da consulta é registrado com sucesso no sistema e vinculado ao paciente e ao médico.</text:span>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Requisitos Especiais</text:span></text:h>
                </text:list-item>
              </text:list>
            </text:list-item>
          </text:list>
        </text:list-item>
      </text:list>
      <text:p text:style-name="P39"><text:span text:style-name="T3"><text:s text:c="8"/>- O sistema deve permitir o acesso ao histórico de consultas do paciente, incluindo resumos anteriores.</text:span>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Informações Adicionais</text:span></text:h>
                </text:list-item>
                <text:list-item>
                  <text:h text:style-name="P16" text:outline-level="3"><text:soft-page-break/><text:span text:style-name="T9">Protótipo Essencial</text:span></text:h>
                </text:list-item>
              </text:list>
            </text:list-item>
          </text:list>
        </text:list-item>
      </text:list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list text:continue-numbering="true" text:style-name="WWNum1">
        <text:list-item>
          <text:list>
            <text:list-item>
              <text:h text:style-name="P13" text:outline-level="2"><text:bookmark-start text:name="__RefHeading___Toc416_2356172412 Copia 1"/><text:soft-page-break/><text:s/>[CU-04] Buscar Médicos Credenciados pelo Paciente<text:bookmark-end text:name="__RefHeading___Toc416_2356172412 Copia 1"/></text:h>
              <text:list>
                <text:list-item>
                  <text:h text:style-name="P16" text:outline-level="3">Descrição Resumida dos Atores</text:h>
                </text:list-item>
              </text:list>
            </text:list-item>
          </text:list>
        </text:list-item>
      </text:list>
      <text:p text:style-name="P28"><text:s/>Paciente – Um usuário registrado no sistema que procura médicos credenciados com base em critérios específicos.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Pré-condições</text:h>
                </text:list-item>
              </text:list>
            </text:list-item>
          </text:list>
        </text:list-item>
      </text:list>
      <text:p text:style-name="P29"><text:s text:c="8"/>- O paciente deve estar autenticado no sistema.</text:p>
      <text:list xml:id="list214610103883015" text:continue-numbering="true" text:style-name="WWNum1">
        <text:list-item>
          <text:list>
            <text:list-item>
              <text:list>
                <text:list-item>
                  <text:h text:style-name="P16" text:outline-level="3">Cenário Principal</text:h>
                </text:list-item>
              </text:list>
            </text:list-item>
          </text:list>
        </text:list-item>
      </text:list>
      <text:list xml:id="list214610260099746" text:continue-list="list214610487571470" text:style-name="L4">
        <text:list-item text:start-value="1">
          <text:p text:style-name="P30"><text:span text:style-name="T17">O paciente acessa a funcionalidade de pesquisa de médicos em sua aplicação.</text:span></text:p>
        </text:list-item>
        <text:list-item>
          <text:p text:style-name="P30"><text:span text:style-name="T17">O sistema exibe um formulário de pesquisa que permite ao paciente especificar os seguintes critérios:</text:span></text:p>
          <text:list>
            <text:list-item>
              <text:p text:style-name="P30"><text:span text:style-name="T17">Cidade (campo de texto ou lista suspensa)</text:span></text:p>
            </text:list-item>
            <text:list-item>
              <text:p text:style-name="P30"><text:span text:style-name="T17">Bairro (campo de texto ou lista suspensa)</text:span></text:p>
            </text:list-item>
            <text:list-item>
              <text:p text:style-name="P30"><text:span text:style-name="T17">Especialização (campo de texto ou lista suspensa)</text:span></text:p>
            </text:list-item>
          </text:list>
        </text:list-item>
        <text:list-item>
          <text:p text:style-name="P30"><text:span text:style-name="T17">O paciente preenche um ou mais dos critérios de pesquisa mencionados acima.</text:span></text:p>
        </text:list-item>
        <text:list-item>
          <text:p text:style-name="P30"><text:span text:style-name="T17">O paciente clica no botão “Buscar” ou “Pesquisar”.</text:span></text:p>
        </text:list-item>
        <text:list-item>
          <text:p text:style-name="P30"><text:span text:style-name="T17">O sistema realiza uma pesquisa com base nos critérios fornecidos pelo paciente.</text:span></text:p>
        </text:list-item>
        <text:list-item>
          <text:p text:style-name="P30"><text:span text:style-name="T17">O sistema exibe uma lista de médicos credenciados que atendem aos critérios de pesquisa do paciente.</text:span></text:p>
        </text:list-item>
        <text:list-item>
          <text:p text:style-name="P30"><text:span text:style-name="T17">O paciente pode visualizar informações detalhadas de cada médico, incluindo nome, especialização, endereço, detalhes de contato e horário de atendimento.</text:span></text:p>
        </text:list-item>
        <text:list-item>
          <text:p text:style-name="P30"><text:span text:style-name="T17">O sistema exibe um botão “Agendar Consulta” ao lado dos dados dos médicos encontrados</text:span></text:p>
        </text:list-item>
      </text:list>
      <text:list text:continue-list="list214610103883015" text:style-name="WWNum1">
        <text:list-item>
          <text:list>
            <text:list-item>
              <text:list>
                <text:list-item>
                  <text:h text:style-name="P18" text:outline-level="3"><text:span text:style-name="T1">Cenários Alternativos</text:span></text:h>
                </text:list-item>
              </text:list>
            </text:list-item>
          </text:list>
        </text:list-item>
      </text:list>
      <text:p text:style-name="P39"><text:s text:c="8"/>- Se não houver médicos que atendam aos critérios de pesquisa do paciente, o sistema exibe uma mensagem informando que não foram encontrados resultados.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Pós-condições</text:span></text:h>
                </text:list-item>
              </text:list>
            </text:list-item>
          </text:list>
        </text:list-item>
      </text:list>
      <text:p text:style-name="P39"><text:span text:style-name="T3"><text:s text:c="8"/>- O resumo da consulta é registrado com sucesso no sistema e vinculado ao paciente e ao médico.</text:span>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Requisitos Especiais</text:span></text:h>
                </text:list-item>
              </text:list>
            </text:list-item>
          </text:list>
        </text:list-item>
      </text:list>
      <text:p text:style-name="P39"><text:span text:style-name="T3"><text:s text:c="8"/>- O sistema deve ser capaz de lidar com pesquisas que incluam critérios em branco, o que significa que o paciente pode pesquisar apenas por cidade, apenas por especialização, etc.</text:span>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Informações Adicionais</text:span></text:h>
                </text:list-item>
                <text:list-item>
                  <text:h text:style-name="P16" text:outline-level="3"><text:span text:style-name="T9">Protótipo Essencial</text:span></text:h>
                </text:list-item>
              </text:list>
            </text:list-item>
          </text:list>
        </text:list-item>
      </text:list>
      <text:p text:style-name="P39"/>
      <text:p text:style-name="P39"><text:soft-page-break/><text:span text:style-name="T3"/></text:p>
      <text:list text:continue-numbering="true" text:style-name="WWNum1">
        <text:list-item>
          <text:list>
            <text:list-item>
              <text:h text:style-name="P13" text:outline-level="2"><text:bookmark-start text:name="__RefHeading___Toc416_2356172412 Copia 1 Copia 1"/><text:s/>[CU-0<text:span text:style-name="T15">5</text:span>] Agendar Consulta pelo Paciente<text:bookmark-end text:name="__RefHeading___Toc416_2356172412 Copia 1 Copia 1"/></text:h>
              <text:list>
                <text:list-item>
                  <text:h text:style-name="P16" text:outline-level="3">Descrição Resumida dos Atores</text:h>
                </text:list-item>
              </text:list>
            </text:list-item>
          </text:list>
        </text:list-item>
      </text:list>
      <text:p text:style-name="P28">Paciente – Um usuário registrado no sistema que deseja agendar uma consulta com um médico credenciado.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Pré-condições</text:h>
                </text:list-item>
              </text:list>
            </text:list-item>
          </text:list>
        </text:list-item>
      </text:list>
      <text:p text:style-name="P29"><text:s text:c="8"/>- O paciente deve estar autenticado no sistema.</text:p>
      <text:p text:style-name="P29"><text:s text:c="8"/>- O paciente realizou uma busca e selecionou um médico credenciado.</text:p>
      <text:list xml:id="list214609103003851" text:continue-numbering="true" text:style-name="WWNum1">
        <text:list-item>
          <text:list>
            <text:list-item>
              <text:list>
                <text:list-item>
                  <text:h text:style-name="P16" text:outline-level="3">Cenário Principal</text:h>
                </text:list-item>
              </text:list>
            </text:list-item>
          </text:list>
        </text:list-item>
      </text:list>
      <text:list xml:id="list214610086528116" text:continue-list="list214610260099746" text:style-name="L4">
        <text:list-item text:start-value="1">
          <text:p text:style-name="P30"><text:span text:style-name="T17">Após realizar uma busca e selecionar um médico credenciado, o paciente clica no botão “Agendar Consulta” </text:span></text:p>
        </text:list-item>
        <text:list-item>
          <text:p text:style-name="P30"><text:span text:style-name="T17">O sistema exibe um calendário ou formulário de agendamento com os seguintes campos obrigatórios:</text:span></text:p>
          <text:list>
            <text:list-item>
              <text:p text:style-name="P30"><text:span text:style-name="T17">Data da Consulta (selecionável no calendário)</text:span></text:p>
            </text:list-item>
            <text:list-item>
              <text:p text:style-name="P30"><text:span text:style-name="T17">Hora da Consulta (selecionável em uma lista suspensa)</text:span></text:p>
            </text:list-item>
            <text:list-item>
              <text:p text:style-name="P30"><text:span text:style-name="T17">Observações ou Sintomas (campo de texto opcional para o paciente inserir informações relevantes)</text:span></text:p>
            </text:list-item>
          </text:list>
        </text:list-item>
        <text:list-item>
          <text:p text:style-name="P30"><text:span text:style-name="T17">O paciente seleciona uma data e hora disponível para a consulta.</text:span></text:p>
        </text:list-item>
        <text:list-item>
          <text:p text:style-name="P30"><text:span text:style-name="T17">O paciente pode inserir observações ou sintomas relevantes (opcional).</text:span></text:p>
        </text:list-item>
        <text:list-item>
          <text:p text:style-name="P30"><text:span text:style-name="T17">O paciente verifica se as informações estão corretas e completas.</text:span></text:p>
        </text:list-item>
        <text:list-item>
          <text:p text:style-name="P30"><text:span text:style-name="T17">O paciente clica no botão “Confirmar Agendamento” para registrar a consulta.</text:span></text:p>
        </text:list-item>
      </text:list>
      <text:list text:continue-list="list214609103003851" text:style-name="WWNum1">
        <text:list-item>
          <text:list>
            <text:list-item>
              <text:list>
                <text:list-item>
                  <text:h text:style-name="P18" text:outline-level="3"><text:span text:style-name="T1">Cenários Alternativos</text:span></text:h>
                </text:list-item>
              </text:list>
            </text:list-item>
          </text:list>
        </text:list-item>
      </text:list>
      <text:p text:style-name="P39"><text:s text:c="8"/>- Se não houver datas e horários disponíveis para agendamento com o médico selecionado, o sistema informa o paciente e sugere outras datas ou médicos disponíveis.</text:p>
      <text:p text:style-name="P39"><text:s text:c="8"/>- Se o paciente deixar campos obrigatórios em branco ou inserir informações inválidas, o sistema exibe mensagens de erro e solicita que as informações sejam corrigidas.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Pós-condições</text:span></text:h>
                </text:list-item>
              </text:list>
            </text:list-item>
          </text:list>
        </text:list-item>
      </text:list>
      <text:p text:style-name="P39"><text:span text:style-name="T3"><text:s text:c="8"/>- A consulta é agendada com sucesso, e o paciente recebe uma confirmação.</text:span></text:p>
      <text:p text:style-name="P39"><text:span text:style-name="T3"><text:s text:c="8"/>- O sistema envia uma notificação ao médico sobre o agendamento.</text:span>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Requisitos Especiais</text:span></text:h>
                </text:list-item>
              </text:list>
            </text:list-item>
          </text:list>
        </text:list-item>
      </text:list>
      <text:p text:style-name="P39"><text:span text:style-name="T3"><text:s text:c="8"/>- O sistema deve validar a disponibilidade de datas e horários para o agendamento.</text:span>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Informações Adicionais</text:span></text:h>
                </text:list-item>
                <text:list-item>
                  <text:h text:style-name="P16" text:outline-level="3"><text:soft-page-break/><text:span text:style-name="T9">Protótipo Essencial</text:span></text:h>
                </text:list-item>
              </text:list>
            </text:list-item>
          </text:list>
        </text:list-item>
      </text:list>
      <text:p text:style-name="P39"/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39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list text:continue-numbering="true" text:style-name="WWNum1">
        <text:list-item>
          <text:list>
            <text:list-item>
              <text:h text:style-name="P13" text:outline-level="2"><text:bookmark-start text:name="__RefHeading___Toc416_2356172412 Copia 1 Copia 1 Copia 1"/><text:soft-page-break/><text:s/>[CU-0<text:span text:style-name="T15">6</text:span>] Visualizar <text:span text:style-name="T15">dados da consulta</text:span> pelo Paciente<text:bookmark-end text:name="__RefHeading___Toc416_2356172412 Copia 1 Copia 1 Copia 1"/></text:h>
              <text:list>
                <text:list-item>
                  <text:h text:style-name="P16" text:outline-level="3">Descrição Resumida dos Atores</text:h>
                </text:list-item>
              </text:list>
            </text:list-item>
          </text:list>
        </text:list-item>
      </text:list>
      <text:p text:style-name="P28">Paciente – Um usuário registrado no sistema que deseja visualizar a listagem de suas consultas e seus estados.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Pré-condições</text:h>
                </text:list-item>
              </text:list>
            </text:list-item>
          </text:list>
        </text:list-item>
      </text:list>
      <text:p text:style-name="P29"><text:s text:c="8"/>- O paciente deve estar autenticado no sistema.</text:p>
      <text:list xml:id="list214609325749255" text:continue-numbering="true" text:style-name="WWNum1">
        <text:list-item>
          <text:list>
            <text:list-item>
              <text:list>
                <text:list-item>
                  <text:h text:style-name="P16" text:outline-level="3">Cenário Principal</text:h>
                </text:list-item>
              </text:list>
            </text:list-item>
          </text:list>
        </text:list-item>
      </text:list>
      <text:list text:continue-list="list214610086528116" text:style-name="L4">
        <text:list-item text:start-value="1">
          <text:p text:style-name="P30"><text:span text:style-name="T17">O paciente acessa a funcionalidade de listagem de consultas em sua aplicação.</text:span></text:p>
        </text:list-item>
        <text:list-item>
          <text:p text:style-name="P30"><text:span text:style-name="T17">O sistema exibe uma lista de todas as consultas do paciente, incluindo as seguintes informações:</text:span></text:p>
          <text:list>
            <text:list-item>
              <text:p text:style-name="P30"><text:span text:style-name="T17">Data e Hora da Consulta</text:span></text:p>
            </text:list-item>
            <text:list-item>
              <text:p text:style-name="P30"><text:span text:style-name="T17">Nome do Médico</text:span></text:p>
            </text:list-item>
            <text:list-item>
              <text:p text:style-name="P30"><text:span text:style-name="T17">Especialização do Médico</text:span></text:p>
            </text:list-item>
            <text:list-item>
              <text:p text:style-name="P30"><text:span text:style-name="T17">Local da Consulta (clínica ou hospital, se aplicável)</text:span></text:p>
            </text:list-item>
            <text:list-item>
              <text:p text:style-name="P30"><text:span text:style-name="T17">Estado da Consulta (por exemplo, “Agendada,” “Finalizada,” “Aguardando Exames,” “Exames Prontos,” etc.)</text:span></text:p>
            </text:list-item>
          </text:list>
        </text:list-item>
        <text:list-item>
          <text:p text:style-name="P30"><text:span text:style-name="T17">O paciente pode clicar em uma consulta listada para ver mais detalhes, como resumo da consulta, prescrições, exames solicitados e outras informações relevantes.</text:span></text:p>
        </text:list-item>
      </text:list>
      <text:list text:continue-list="list214609325749255" text:style-name="WWNum1">
        <text:list-item>
          <text:list>
            <text:list-item>
              <text:list>
                <text:list-item>
                  <text:h text:style-name="P18" text:outline-level="3"><text:span text:style-name="T1">Cenários Alternativos</text:span></text:h>
                </text:list-item>
              </text:list>
            </text:list-item>
          </text:list>
        </text:list-item>
      </text:list>
      <text:p text:style-name="P39"><text:s text:c="8"/>- Se o paciente não tiver consultas agendadas ou registradas, o sistema informa o paciente de que não há consultas disponíveis na listagem.</text:p>
      <text:p text:style-name="P39"><text:s text:c="8"/>- Se o paciente deixar campos obrigatórios em branco ou inserir informações inválidas, o sistema exibe mensagens de erro e solicita que as informações sejam corrigidas.</text:p>
      <text:list text:continue-numbering="true" text:style-name="WWNum1">
        <text:list-item>
          <text:list>
            <text:list-item>
              <text:list>
                <text:list-item>
                  <text:h text:style-name="P18" text:outline-level="3"><text:span text:style-name="T3">Pós-condições</text:span></text:h>
                </text:list-item>
                <text:list-item>
                  <text:h text:style-name="P16" text:outline-level="3"><text:span text:style-name="T9">Requisitos Especiais</text:span></text:h>
                </text:list-item>
              </text:list>
            </text:list-item>
          </text:list>
        </text:list-item>
      </text:list>
      <text:p text:style-name="P39"><text:span text:style-name="T3"><text:s text:c="8"/>- O sistema deve manter registros atualizados sobre o estado de cada consulta, refletindo eventos como agendamento, conclusão de consultas e disponibilidade de resultados de exames.</text:span></text:p>
      <text:list text:continue-numbering="true" text:style-name="WWNum1">
        <text:list-item>
          <text:list>
            <text:list-item>
              <text:list>
                <text:list-item>
                  <text:h text:style-name="P16" text:outline-level="3"><text:span text:style-name="T9">Informações Adicionais</text:span></text:h>
                </text:list-item>
                <text:list-item>
                  <text:h text:style-name="P16" text:outline-level="3"><text:span text:style-name="T9">Protótipo Essencial</text:span></text:h>
                </text:list-item>
              </text:list>
            </text:list-item>
          </text:list>
        </text:list-item>
      </text:list>
      <text:p text:style-name="P40"><text:span text:style-name="T3"/></text:p>
      <text:list text:continue-numbering="true" text:style-name="WWNum1">
        <text:list-item>
          <text:h text:style-name="P10" text:outline-level="1">Matriz de Rastreabilidade</text:h>
        </text:list-item>
      </text:list>
      <text:p text:style-name="P20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column table:style-name="Tabela3.D"/>
        <table:table-column table:style-name="Tabela3.C"/>
        <table:table-column table:style-name="Tabela3.D"/>
        <table:table-column table:style-name="Tabela3.C"/>
        <table:table-row table:style-name="Tabela3.1">
          <table:table-cell table:style-name="Tabela3.A1" table:number-rows-spanned="2" office:value-type="string">
            <text:p text:style-name="P42"/>
            <text:p text:style-name="P43"><text:span text:style-name="T8">Requisitos</text:span></text:p>
          </table:table-cell>
          <table:table-cell table:style-name="Tabela3.A1" table:number-columns-spanned="8" office:value-type="string">
            <text:p text:style-name="P43"><text:span text:style-name="T8">Casos de Us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covered-table-cell table:style-name="Tabela3.A1"/>
          <table:table-cell table:style-name="Tabela3.B2" office:value-type="string">
            <text:p text:style-name="P43"><text:span text:style-name="T18">CDU01</text:span></text:p>
          </table:table-cell>
          <table:table-cell table:style-name="Tabela3.B2" office:value-type="string">
            <text:p text:style-name="P43"><text:span text:style-name="T18">CDU02</text:span></text:p>
          </table:table-cell>
          <table:table-cell table:style-name="Tabela3.B2" office:value-type="string">
            <text:p text:style-name="P43"><text:span text:style-name="T18">CDU03</text:span></text:p>
          </table:table-cell>
          <table:table-cell table:style-name="Tabela3.B2" office:value-type="string">
            <text:p text:style-name="P43"><text:span text:style-name="T18">CDU04</text:span></text:p>
          </table:table-cell>
          <table:table-cell table:style-name="Tabela3.B2" office:value-type="string">
            <text:p text:style-name="P43"><text:span text:style-name="T18">CDU05</text:span></text:p>
          </table:table-cell>
          <table:table-cell table:style-name="Tabela3.B2" office:value-type="string">
            <text:p text:style-name="P43"><text:span text:style-name="T18">CDU06</text:span></text:p>
          </table:table-cell>
          <table:table-cell table:style-name="Tabela3.B2" office:value-type="string">
            <text:p text:style-name="P43"><text:span text:style-name="T18">CUD07</text:span></text:p>
          </table:table-cell>
          <table:table-cell table:style-name="Tabela3.B2" office:value-type="string">
            <text:p text:style-name="P42"/>
          </table:table-cell>
        </table:table-row>
        <table:table-row table:style-name="Tabela3.1">
          <table:table-cell table:style-name="Tabela3.A3" office:value-type="string">
            <text:p text:style-name="P43"/>
          </table:table-cell>
          <table:table-cell table:style-name="Tabela3.B3" office:value-type="string">
            <text:p text:style-name="P43"/>
          </table:table-cell>
          <table:table-cell table:style-name="Tabela3.B3" office:value-type="string">
            <text:p text:style-name="P43"/>
          </table:table-cell>
          <table:table-cell table:style-name="Tabela3.B3" office:value-type="string">
            <text:p text:style-name="P43"/>
          </table:table-cell>
          <table:table-cell table:style-name="Tabela3.B3" office:value-type="string">
            <text:p text:style-name="P43"/>
          </table:table-cell>
          <table:table-cell table:style-name="Tabela3.B3" office:value-type="string">
            <text:p text:style-name="P43"/>
          </table:table-cell>
          <table:table-cell table:style-name="Tabela3.B3" office:value-type="string">
            <text:p text:style-name="P43"/>
          </table:table-cell>
          <table:table-cell table:style-name="Tabela3.B3" office:value-type="string">
            <text:p text:style-name="P43"/>
          </table:table-cell>
          <table:table-cell table:style-name="Tabela3.I3" office:value-type="string">
            <text:p text:style-name="P43"/>
          </table:table-cell>
        </table:table-row>
        <table:table-row table:style-name="Tabela3.1">
          <table:table-cell table:style-name="Tabela3.A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I4" office:value-type="string">
            <text:p text:style-name="P43"/>
          </table:table-cell>
        </table:table-row>
        <table:table-row table:style-name="Tabela3.1">
          <table:table-cell table:style-name="Tabela3.A5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I4" office:value-type="string">
            <text:p text:style-name="P43"/>
          </table:table-cell>
        </table:table-row>
        <table:table-row table:style-name="Tabela3.1">
          <table:table-cell table:style-name="Tabela3.A6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I4" office:value-type="string">
            <text:p text:style-name="P43"/>
          </table:table-cell>
        </table:table-row>
        <table:table-row table:style-name="Tabela3.1">
          <table:table-cell table:style-name="Tabela3.A7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I4" office:value-type="string">
            <text:p text:style-name="P43"/>
          </table:table-cell>
        </table:table-row>
        <table:table-row table:style-name="Tabela3.1">
          <table:table-cell table:style-name="Tabela3.A8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I4" office:value-type="string">
            <text:p text:style-name="P43"/>
          </table:table-cell>
        </table:table-row>
        <table:table-row table:style-name="Tabela3.1">
          <table:table-cell table:style-name="Tabela3.A9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B4" office:value-type="string">
            <text:p text:style-name="P43"/>
          </table:table-cell>
          <table:table-cell table:style-name="Tabela3.I4" office:value-type="string">
            <text:p text:style-name="P43"/>
          </table:table-cell>
        </table:table-row>
      </table:table>
      <text:p text:style-name="P3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tarSymbol" svg:font-family="Star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Standard_20__28_WW_29_" style:class="text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c0504d" fo:border-bottom="none"/>
      <style:text-properties fo:font-variant="small-caps" fo:font-size="24pt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="Liberation Sans" fo:font-family="'Liberation Sans'" style:font-family-generic="roman" style:font-pitch="variable"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style:font-name="Liberation Sans" fo:font-family="'Liberation Sans'" style:font-family-generic="roman" style:font-pitch="variable"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_20_1" style:display-name="Heading 1" style:family="paragraph" style:parent-style-name="Standard_20__28_WW_29_" style:next-style-name="Standard_20__28_WW_29_" style:default-outline-level="1" style:list-style-name="WWNum1" style:list-level="1" style:class="text">
      <style:paragraph-properties fo:margin-left="1.27cm" fo:margin-top="0.529cm" fo:margin-bottom="0.071cm" style:contextual-spacing="false" fo:text-align="start" style:justify-single-word="false" fo:text-indent="-1.27cm" style:auto-text-indent="false"/>
      <style:text-properties fo:font-variant="small-caps" fo:color="#000000" loext:opacity="100%" fo:font-size="16pt" fo:letter-spacing="0.011cm" style:font-size-asian="16pt" style:font-size-complex="16pt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_20__28_WW_29_" style:next-style-name="Standard_20__28_WW_29_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_20__28_WW_29_" style:next-style-name="Standard_20__28_WW_29_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943634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_20__28_WW_29_" style:next-style-name="Standard_20__28_WW_29_" style:default-outline-level="6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c0504d" loext:opacity="100%" fo:font-size="11pt" fo:letter-spacing="0.009cm" style:font-size-asian="11pt"/>
    </style:style>
    <style:style style:name="Heading_20_7" style:display-name="Heading 7" style:family="paragraph" style:parent-style-name="Standard_20__28_WW_29_" style:next-style-name="Standard_20__28_WW_29_" style:default-outline-level="7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c0504d" loext:opacity="100%" fo:letter-spacing="0.018cm" fo:font-weight="bold" style:font-weight-asian="bold"/>
    </style:style>
    <style:style style:name="Heading_20_8" style:display-name="Heading 8" style:family="paragraph" style:parent-style-name="Standard_20__28_WW_29_" style:next-style-name="Standard_20__28_WW_29_" style:default-outline-level="8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943634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_20__28_WW_29_" style:next-style-name="Standard_20__28_WW_29_" style:default-outline-level="9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622423" loext:opacity="100%" fo:font-style="italic" fo:font-weight="bold" style:font-style-asian="italic" style:font-weight-asian="bold"/>
    </style:style>
    <style:style style:name="Standard_20__28_WW_29_" style:display-name="Standard (WW)" style:family="paragraph">
      <style:paragraph-properties fo:margin-top="0cm" fo:margin-bottom="0.353cm" style:contextual-spacing="false" fo:line-height="115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 fo:line-height="150%" fo:keep-together="always"/>
      <style:text-properties style:font-name="Arial" fo:font-family="Arial" style:font-family-generic="roman" style:font-pitch="variable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caption" style:family="paragraph" style:parent-style-name="Standard_20__28_WW_29_" style:next-style-name="Standard_20__28_WW_29_">
      <style:text-properties fo:text-transform="uppercase" fo:font-size="8pt" fo:font-weight="bold" style:font-size-asian="8pt" style:font-weight-asian="bold" style:font-size-complex="9pt" style:font-weight-complex="bold"/>
    </style:style>
    <style:style style:name="Título1" style:family="paragraph" style:parent-style-name="Standard_20__28_WW_29_" style:next-style-name="Standard_20__28_WW_29_">
      <style:paragraph-properties style:line-height-at-least="0.176cm" fo:text-align="center" style:justify-single-word="false"/>
      <style:text-properties style:font-name="Arial" fo:font-family="Arial" style:font-family-generic="roman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/>
    </style:style>
    <style:style style:name="Subtitle" style:family="paragraph" style:parent-style-name="Standard_20__28_WW_29_" style:next-style-name="Standard_20__28_WW_29_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size-complex="11pt"/>
    </style:style>
    <style:style style:name="Legenda1" style:family="paragraph" style:parent-style-name="Standard_20__28_WW_29_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roman" style:font-pitch="variable" fo:font-size="12pt" fo:font-style="italic" style:font-name-asian="Liberation Sans1" style:font-family-asian="'Liberation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 style:font-style-complex="italic"/>
    </style:style>
    <style:style style:name="Paragraph2" style:family="paragraph" style:parent-style-name="Standard_20__28_WW_29_">
      <style:paragraph-properties fo:margin-left="1.27cm" fo:margin-top="0.141cm" fo:margin-bottom="0cm" style:contextual-spacing="false"/>
      <style:text-properties fo:color="#000000" loext:opacity="100%"/>
    </style:style>
    <style:style style:name="Normal_20_Indent" style:display-name="Normal Indent" style:family="paragraph" style:parent-style-name="Standard_20__28_WW_29_">
      <style:paragraph-properties fo:margin-left="1.588cm" fo:text-indent="-1.588cm" style:auto-text-indent="false"/>
    </style:style>
    <style:style style:name="Contents_20_1_20__28_WW_29_" style:display-name="Contents 1 (WW)" style:family="paragraph" style:parent-style-name="Standard_20__28_WW_29_" style:next-style-name="Standard_20__28_WW_29_">
      <style:paragraph-properties fo:margin-right="1.27cm" fo:margin-top="0.423cm" fo:margin-bottom="0.106cm" style:contextual-spacing="false">
        <style:tab-stops>
          <style:tab-stop style:position="16.51cm" style:type="right"/>
        </style:tab-stops>
      </style:paragraph-properties>
    </style:style>
    <style:style style:name="Contents_20_2_20__28_WW_29_" style:display-name="Contents 2 (WW)" style:family="paragraph" style:parent-style-name="Standard_20__28_WW_29_" style:next-style-name="Standard_20__28_WW_29_">
      <style:paragraph-properties fo:margin-left="0.762cm" fo:margin-right="1.27cm">
        <style:tab-stops>
          <style:tab-stop style:position="17.272cm" style:type="right"/>
        </style:tab-stops>
      </style:paragraph-properties>
    </style:style>
    <style:style style:name="Contents_20_3_20__28_WW_29_" style:display-name="Contents 3 (WW)" style:family="paragraph" style:parent-style-name="Standard_20__28_WW_29_" style:next-style-name="Standard_20__28_WW_29_">
      <style:paragraph-properties fo:margin-left="1.524cm">
        <style:tab-stops>
          <style:tab-stop style:position="4.064cm"/>
          <style:tab-stop style:position="18.034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WW_29_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_20__28_WW_29_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_20__28_WW_29_" style:list-style-name="WWNum2">
      <style:text-properties fo:color="#000080" loext:opacity="100%"/>
    </style:style>
    <style:style style:name="Paragraph1" style:family="paragraph" style:parent-style-name="Standard_20__28_WW_29_">
      <style:paragraph-properties fo:margin-top="0.141cm" fo:margin-bottom="0cm" style:contextual-spacing="false" style:line-height-at-least="0.176cm"/>
    </style:style>
    <style:style style:name="Tabletext" style:family="paragraph" style:parent-style-name="Standard_20__28_WW_29_">
      <style:paragraph-properties fo:margin-top="0cm" fo:margin-bottom="0.212cm" style:contextual-spacing="false" fo:keep-together="always"/>
    </style:style>
    <style:style style:name="Paragraph3" style:family="paragraph" style:parent-style-name="Standard_20__28_WW_29_">
      <style:paragraph-properties fo:margin-left="2.699cm" fo:margin-top="0.141cm" fo:margin-bottom="0cm" style:contextual-spacing="false" style:line-height-at-least="0.176cm"/>
    </style:style>
    <style:style style:name="Bullet1" style:family="paragraph" style:parent-style-name="Standard_20__28_WW_29_" style:list-style-name="WWNum3"/>
    <style:style style:name="Footnote_20__28_WW_29_" style:display-name="Footnote (WW)" style:family="paragraph" style:parent-style-name="Standard_20__28_WW_29_">
      <style:paragraph-properties fo:margin-left="0.635cm" fo:margin-top="0.071cm" fo:margin-bottom="0.071cm" style:contextual-spacing="false" fo:keep-together="always" fo:text-indent="-0.635cm" style:auto-text-indent="false" fo:keep-with-next="always"/>
      <style:text-properties style:font-name="Helvetica" fo:font-family="Helvetica" style:font-family-generic="roman" style:font-pitch="variable" fo:font-size="8pt" style:font-name-asian="Helvetica1" style:font-family-asian="Helvetica" style:font-family-generic-asian="system" style:font-pitch-asian="variable" style:font-size-asian="8pt" style:font-name-complex="Helvetica1" style:font-family-complex="Helvetica" style:font-family-generic-complex="system" style:font-pitch-complex="variable"/>
    </style:style>
    <style:style style:name="Document_20_Map_20__28_WW_29_" style:display-name="Document Map (WW)" style:family="paragraph" style:parent-style-name="Standard_20__28_WW_29_">
      <style:text-properties style:font-name="Tahoma" fo:font-family="Tahoma" style:font-family-generic="roman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Paragraph4" style:family="paragraph" style:parent-style-name="Standard_20__28_WW_29_">
      <style:paragraph-properties fo:margin-left="3.969cm" fo:margin-top="0.141cm" fo:margin-bottom="0cm" style:contextual-spacing="false" style:line-height-at-least="0.176cm"/>
    </style:style>
    <style:style style:name="Contents_20_4_20__28_WW_29_" style:display-name="Contents 4 (WW)" style:family="paragraph" style:parent-style-name="Standard_20__28_WW_29_" style:next-style-name="Standard_20__28_WW_29_">
      <style:paragraph-properties fo:margin-left="1.058cm"/>
    </style:style>
    <style:style style:name="Contents_20_5_20__28_WW_29_" style:display-name="Contents 5 (WW)" style:family="paragraph" style:parent-style-name="Standard_20__28_WW_29_" style:next-style-name="Standard_20__28_WW_29_">
      <style:paragraph-properties fo:margin-left="1.411cm"/>
    </style:style>
    <style:style style:name="Contents_20_6_20__28_WW_29_" style:display-name="Contents 6 (WW)" style:family="paragraph" style:parent-style-name="Standard_20__28_WW_29_" style:next-style-name="Standard_20__28_WW_29_">
      <style:paragraph-properties fo:margin-left="1.764cm"/>
    </style:style>
    <style:style style:name="Contents_20_7_20__28_WW_29_" style:display-name="Contents 7 (WW)" style:family="paragraph" style:parent-style-name="Standard_20__28_WW_29_" style:next-style-name="Standard_20__28_WW_29_">
      <style:paragraph-properties fo:margin-left="2.117cm"/>
    </style:style>
    <style:style style:name="Contents_20_8_20__28_WW_29_" style:display-name="Contents 8 (WW)" style:family="paragraph" style:parent-style-name="Standard_20__28_WW_29_" style:next-style-name="Standard_20__28_WW_29_">
      <style:paragraph-properties fo:margin-left="2.469cm"/>
    </style:style>
    <style:style style:name="Contents_20_9_20__28_WW_29_" style:display-name="Contents 9 (WW)" style:family="paragraph" style:parent-style-name="Standard_20__28_WW_29_" style:next-style-name="Standard_20__28_WW_29_">
      <style:paragraph-properties fo:margin-left="2.822cm"/>
    </style:style>
    <style:style style:name="Main_20_Title" style:display-name="Main Title" style:family="paragraph" style:parent-style-name="Standard_20__28_WW_29_">
      <style:paragraph-properties fo:margin-top="0.847cm" fo:margin-bottom="0.106cm" style:contextual-spacing="false" style:line-height-at-least="0.176cm" fo:text-align="center" style:justify-single-word="false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_20__28_WW_29_">
      <style:text-properties fo:color="#0000ff" loext:opacity="100%" fo:font-style="italic" style:font-style-asian="italic"/>
    </style:style>
    <style:style style:name="Text_20_body_20_indent_20__28_WW_29_" style:display-name="Text body indent (WW)" style:family="paragraph" style:parent-style-name="Standard_20__28_WW_29_">
      <style:paragraph-properties fo:margin-left="1.27cm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_20__28_WW_29_">
      <style:paragraph-properties fo:margin-top="0.212cm" fo:margin-bottom="0cm" style:contextual-spacing="false" style:line-height-at-least="0.176cm"/>
      <style:text-properties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Bullet" style:family="paragraph" style:parent-style-name="Standard_20__28_WW_29_">
      <style:paragraph-properties fo:margin-left="1.27cm" fo:margin-right="0.635cm" fo:margin-top="0.212cm" fo:margin-bottom="0cm" style:contextual-spacing="false" style:line-height-at-least="0.176cm">
        <style:tab-stops>
          <style:tab-stop style:position="2.54cm"/>
        </style:tab-stops>
      </style:paragraph-properties>
      <style:text-properties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InfoBlue" style:family="paragraph" style:parent-style-name="Standard_20__28_WW_29_" style:next-style-name="Text_20_body_20__28_WW_29_">
      <style:paragraph-properties fo:margin-top="0cm" fo:margin-bottom="0.212cm" style:contextual-spacing="false" style:line-height-at-least="0.176cm">
        <style:tab-stops>
          <style:tab-stop style:position="0.953cm"/>
          <style:tab-stop style:position="2.223cm"/>
        </style:tab-stops>
      </style:paragraph-properties>
      <style:text-properties fo:color="#0000ff" loext:opacity="100%" fo:font-size="9pt" style:font-size-asian="9pt" style:font-name-complex="Times" style:font-family-complex="Times" style:font-family-generic-complex="system" style:font-pitch-complex="variable" style:font-size-complex="9pt"/>
    </style:style>
    <style:style style:name="Body_20_Text_20_3" style:display-name="Body Text 3" style:family="paragraph" style:parent-style-name="Standard_20__28_WW_29_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_20__28_WW_29_">
      <style:paragraph-properties style:line-height-at-least="0.176cm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onteúdo_20_de_20_tabela" style:display-name="Conteúdo de tabela" style:family="paragraph" style:parent-style-name="Standard_20__28_WW_29_">
      <style:paragraph-properties text:number-lines="false" text:line-number="0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Legenda1" style:class="extra"/>
    <style:style style:name="Conteúdo_20_de_20_quadro" style:display-name="Conteúdo de quadro" style:family="paragraph" style:parent-style-name="Text_20_body_20__28_WW_29_"/>
    <style:style style:name="No_20_Spacing" style:display-name="No Spacing" style:family="paragraph" style:parent-style-name="Standard_20__28_WW_29_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_20__28_WW_29_">
      <style:paragraph-properties fo:margin-left="1.27cm"/>
    </style:style>
    <style:style style:name="Quote" style:family="paragraph" style:parent-style-name="Standard_20__28_WW_29_" style:next-style-name="Standard_20__28_WW_29_">
      <style:text-properties fo:font-style="italic" style:font-style-asian="italic"/>
    </style:style>
    <style:style style:name="Intense_20_Quote" style:display-name="Intense Quote" style:family="paragraph" style:parent-style-name="Standard_20__28_WW_29_" style:next-style-name="Standard_20__28_WW_29_">
      <style:paragraph-properties fo:margin-left="2.54cm" fo:margin-right="2.54cm" fo:margin-top="0.247cm" fo:margin-bottom="0.247cm" style:contextual-spacing="false" fo:padding="0.353cm" fo:border="0.99pt solid #943634" style:shadow="none"/>
      <style:text-properties fo:color="#ffffff" loext:opacity="100%" fo:font-style="italic" fo:font-weight="bold" style:font-style-asian="italic" style:font-weight-asian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WW_29_" style:class="index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name-asian="Wingdings1" style:font-family-asian="Wingdings" style:font-family-generic-asian="system" style:font-pitch-asian="variable" style:font-size-asian="10pt" style:font-name-complex="Wingdings1" style:font-family-complex="Wingdings" style:font-family-generic-complex="system" style:font-pitch-complex="variable"/>
    </style:style>
    <style:style style:name="Fonte_20_parág._20_padrão1" style:display-name="Fonte parág. padrão1" style:family="text"/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St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St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 fo:font-size="10pt" style:font-size-asian="10pt"/>
    </style:style>
    <style:style style:name="Internet_20_link_20__28_WW_29_" style:display-name="Internet link (WW)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Char_20_Char" style:display-name="Char Char" style:family="text" style:parent-style-name="Default_20_Paragraph_20_Font_20__28_WW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Marc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_20__28_WW_29_">
      <style:text-properties fo:font-variant="small-caps" fo:font-size="16pt" fo:letter-spacing="0.009cm" style:font-size-asian="16pt" style:font-size-complex="16pt"/>
    </style:style>
    <style:style style:name="Título_20_2_20_Char" style:display-name="Título 2 Char" style:family="text" style:parent-style-name="Default_20_Paragraph_20_Font_20__28_WW_29_">
      <style:text-properties fo:font-variant="small-caps" fo:font-size="14pt" fo:letter-spacing="0.009cm" style:font-size-asian="14pt" style:font-size-complex="14pt"/>
    </style:style>
    <style:style style:name="Título_20_3_20_Char" style:display-name="Título 3 Char" style:family="text" style:parent-style-name="Default_20_Paragraph_20_Font_20__28_WW_29_">
      <style:text-properties fo:font-variant="small-caps" fo:font-size="12pt" fo:letter-spacing="0.009cm" style:font-size-asian="12pt" style:font-size-complex="12pt"/>
    </style:style>
    <style:style style:name="Título_20_4_20_Char" style:display-name="Título 4 Char" style:family="text" style:parent-style-name="Default_20_Paragraph_20_Font_20__28_WW_29_">
      <style:text-properties fo:font-variant="small-caps" fo:font-size="11pt" fo:letter-spacing="0.018cm" style:font-size-asian="11pt" style:font-size-complex="11pt"/>
    </style:style>
    <style:style style:name="Título_20_5_20_Char" style:display-name="Título 5 Char" style:family="text" style:parent-style-name="Default_20_Paragraph_20_Font_20__28_WW_29_">
      <style:text-properties fo:font-variant="small-caps" fo:color="#943634" loext:opacity="100%" fo:font-size="11pt" fo:letter-spacing="0.018cm" style:font-size-asian="11pt" style:font-size-complex="13pt"/>
    </style:style>
    <style:style style:name="Título_20_6_20_Char" style:display-name="Título 6 Char" style:family="text" style:parent-style-name="Default_20_Paragraph_20_Font_20__28_WW_29_">
      <style:text-properties fo:font-variant="small-caps" fo:color="#c0504d" loext:opacity="100%" fo:font-size="11pt" fo:letter-spacing="0.009cm" style:font-size-asian="11pt"/>
    </style:style>
    <style:style style:name="Título_20_7_20_Char" style:display-name="Título 7 Char" style:family="text" style:parent-style-name="Default_20_Paragraph_20_Font_20__28_WW_29_">
      <style:text-properties fo:font-variant="small-caps" fo:color="#c0504d" loext:opacity="100%" fo:letter-spacing="0.018cm" fo:font-weight="bold" style:font-weight-asian="bold"/>
    </style:style>
    <style:style style:name="Título_20_8_20_Char" style:display-name="Título 8 Char" style:family="text" style:parent-style-name="Default_20_Paragraph_20_Font_20__28_WW_29_">
      <style:text-properties fo:font-variant="small-caps" fo:color="#943634" loext:opacity="100%" fo:font-style="italic" fo:font-weight="bold" style:font-style-asian="italic" style:font-weight-asian="bold"/>
    </style:style>
    <style:style style:name="Título_20_9_20_Char" style:display-name="Título 9 Char" style:family="text" style:parent-style-name="Default_20_Paragraph_20_Font_20__28_WW_29_">
      <style:text-properties fo:font-variant="small-caps" fo:color="#622423" loext:opacity="100%" fo:font-style="italic" fo:font-weight="bold" style:font-style-asian="italic" style:font-weight-asian="bold"/>
    </style:style>
    <style:style style:name="Título_20_Char" style:display-name="Título Char" style:family="text" style:parent-style-name="Default_20_Paragraph_20_Font_20__28_WW_29_">
      <style:text-properties fo:font-variant="small-caps" fo:font-size="24pt" style:font-size-asian="24pt" style:font-size-complex="24pt"/>
    </style:style>
    <style:style style:name="Subtítulo_20_Char" style:display-name="Subtítulo Char" style:family="text" style:parent-style-name="Default_20_Paragraph_20_Font_20__28_WW_29_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Strong_20_Emphasis_20__28_WW_29_" style:display-name="Strong Emphasis (WW)" style:family="text">
      <style:text-properties fo:color="#c0504d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Citação_20_Char" style:display-name="Citação Char" style:family="text" style:parent-style-name="Default_20_Paragraph_20_Font_20__28_WW_29_">
      <style:text-properties fo:font-style="italic" style:font-style-asian="italic"/>
    </style:style>
    <style:style style:name="Citação_20_Intensa_20_Char" style:display-name="Citação Intensa Char" style:family="text" style:parent-style-name="Default_20_Paragraph_20_Font_20__28_WW_29_">
      <style:text-properties fo:color="#ffffff" loext:opacity="100%" fo:font-style="italic" fo:font-weight="bold" fo:background-color="#c0504d" style:font-style-asian="italic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c0504d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em_20_Espaçamento_20_Char" style:display-name="Sem Espaçamento Char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ListLabel_20_11" loext:num-list-format=".%2%" style:num-pre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.%3%" style:num-pre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.%4%" style:num-pre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.%5%" style:num-pre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.%6%" style:num-pre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.%7%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.%8%" style:num-pre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.%9%" style:num-pre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0" loext:num-list-format=".%2%" style:num-pre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.%3%" style:num-pre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.%4%" style:num-pre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.%5%" style:num-pre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.%6%" style:num-pre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.%7%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.%8%" style:num-pre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.%9%" style:num-pre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/>
      <number:text> de </number:text>
      <number:month number:style="long" number:textual="true"/>
      <number:text> de </number:text>
      <number:year number:style="long"/>
    </number:date-style>
    <number:date-style style:name="N20114" number:language="pt" number:country="BR">
      <number:year number:style="long"/>
    </number:date-style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4" style:family="table">
      <style:table-properties style:width="15.998cm" fo:margin-left="0.009cm" fo:margin-top="0cm" fo:margin-bottom="0cm" table:align="left" style:writing-mode="page"/>
    </style:style>
    <style:style style:name="Tabela4.A" style:family="table-column">
      <style:table-column-properties style:column-width="11.031cm"/>
    </style:style>
    <style:style style:name="Tabela4.B" style:family="table-column">
      <style:table-column-properties style:column-width="4.965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5" style:family="table">
      <style:table-properties style:width="18.004cm" fo:margin-left="-1.251cm" fo:margin-top="0cm" fo:margin-bottom="0cm" table:align="left" style:writing-mode="page"/>
    </style:style>
    <style:style style:name="Tabela5.A" style:family="table-column">
      <style:table-column-properties style:column-width="7.001cm"/>
    </style:style>
    <style:style style:name="Tabela5.B" style:family="table-column">
      <style:table-column-properties style:column-width="6.752cm"/>
    </style:style>
    <style:style style:name="Tabela5.C" style:family="table-column">
      <style:table-column-properties style:column-width="4.251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_20__28_WW_29_">
      <style:paragraph-properties style:snap-to-layout-grid="false"/>
      <style:text-properties fo:language="pt" fo:country="BR" style:language-complex="en" style:country-complex="US"/>
    </style:style>
    <style:style style:name="MP2" style:family="paragraph" style:parent-style-name="Standard_20__28_WW_29_">
      <style:paragraph-properties fo:margin-right="0.12cm" fo:margin-top="0.071cm" fo:margin-bottom="0cm" style:contextual-spacing="false" style:snap-to-layout-grid="false">
        <style:tab-stops>
          <style:tab-stop style:position="2.002cm"/>
        </style:tab-stops>
      </style:paragraph-properties>
      <style:text-properties fo:language="pt" fo:country="BR" style:language-complex="en" style:country-complex="US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Standard_20__28_WW_29_">
      <style:paragraph-properties fo:margin-left="-0.937cm" fo:margin-right="0.635cm" fo:text-indent="0.937cm" style:auto-text-indent="false" style:snap-to-layout-grid="false"/>
      <style:text-properties fo:language="pt" fo:country="BR"/>
    </style:style>
    <style:style style:name="MP5" style:family="paragraph" style:parent-style-name="Standard_20__28_WW_29_">
      <style:paragraph-properties fo:text-align="center" style:justify-single-word="false" style:snap-to-layout-grid="false"/>
      <style:text-properties fo:language="pt" fo:country="BR"/>
    </style:style>
    <style:style style:name="MP6" style:family="paragraph" style:parent-style-name="Standard_20__28_WW_29_">
      <style:paragraph-properties fo:text-align="end" style:justify-single-word="false" style:snap-to-layout-grid="false"/>
    </style:style>
    <style:style style:name="MP7" style:family="paragraph" style:parent-style-name="Footer">
      <style:text-properties fo:language="pt" fo:country="BR"/>
    </style:style>
    <style:style style:name="MT1" style:family="text">
      <style:text-properties style:font-name="Arial" fo:font-weight="bold" style:font-weight-asian="bold" style:font-name-complex="Arial2"/>
    </style:style>
    <style:style style:name="MT2" style:family="text">
      <style:text-properties style:font-name="Arial" style:font-name-asian="Arial2" style:font-name-complex="Arial2"/>
    </style:style>
    <style:style style:name="MT3" style:family="text">
      <style:text-properties style:font-name="Arial" style:font-name-complex="Arial2"/>
    </style:style>
    <style:style style:name="MT4" style:family="text">
      <style:text-properties style:font-name="Arial" officeooo:rsid="001c971a" style:font-name-complex="Arial2"/>
    </style:style>
    <style:style style:name="MT5" style:family="text">
      <style:text-properties style:font-name="Arial" fo:language="pt" fo:country="BR" style:font-name-complex="Arial2"/>
    </style:style>
    <style:style style:name="MT6" style:family="text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2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<text:span text:style-name="MT1">+ SAÚDE</text:span></text:p>
            </table:table-cell>
            <table:table-cell table:style-name="Tabela4.B1" office:value-type="string">
              <text:p text:style-name="MP2"><text:span text:style-name="MT2"><text:s/></text:span></text:p>
            </table:table-cell>
          </table:table-row>
          <table:table-row table:style-name="Tabela4.1">
            <table:table-cell table:style-name="Tabela4.A1" office:value-type="string">
              <text:p text:style-name="MP1"><text:span text:style-name="MT3">Modelo de Casos de Uso</text:span></text:p>
            </table:table-cell>
            <table:table-cell table:style-name="Tabela4.B1" office:value-type="string">
              <text:p text:style-name="MP1"><text:span text:style-name="MT3">Data: </text:span><text:span text:style-name="MT4">20 de setembro de 2023</text:span></text:p>
            </table:table-cell>
          </table:table-row>
        </table:table>
        <text:p text:style-name="MP3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4"><text:file-name text:display="name-and-extension">MODELO_DOCUMENTO_CASO_USO.docx</text:file-name></text:p>
            </table:table-cell>
            <table:table-cell table:style-name="Tabela5.A1" office:value-type="string">
              <text:p text:style-name="MP5"><text:span text:style-name="MT3">Ciência da Computação,<text:line-break/>PUC Minas, </text:span><text:date style:data-style-name="N20114" text:date-value="2023-09-20T21:46:08.838999979">2023</text:date></text:p>
            </table:table-cell>
            <table:table-cell table:style-name="Tabela5.A1" office:value-type="string">
              <text:p text:style-name="MP6"><text:span text:style-name="MT5">Página </text:span><text:span text:style-name="page_20_number"><text:span text:style-name="MT6"><text:page-number text:select-page="current">1</text:page-number></text:span></text:span><text:span text:style-name="page_20_number"><text:span text:style-name="MT5"><text:s/>de </text:span></text:span><text:span text:style-name="page_20_number"><text:span text:style-name="MT6"><text:page-count>12</text:page-count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Vision</dc:title>
    <dc:subject>&lt;Project Name&gt;</dc:subject>
    <meta:initial-creator>Luciana de Nardin</meta:initial-creator>
    <meta:editing-cycles>3</meta:editing-cycles>
    <meta:creation-date>2023-08-17T19:41:00</meta:creation-date>
    <dc:date>2023-09-20T21:46:08.660000000</dc:date>
    <meta:editing-duration>PT2H11M7S</meta:editing-duration>
    <meta:generator>LibreOffice/7.6.0.3$Windows_X86_64 LibreOffice_project/69edd8b8ebc41d00b4de3915dc82f8f0fc3b6265</meta:generator>
    <meta:document-statistic meta:table-count="5" meta:image-count="0" meta:object-count="0" meta:page-count="12" meta:paragraph-count="229" meta:word-count="1582" meta:character-count="10358" meta:non-whitespace-character-count="8963"/>
    <meta:user-defined meta:name="AppVersion">16.0000</meta:user-defined>
    <meta:template xlink:type="simple" xlink:actuate="onRequest" xlink:title="Normal.dotm" xlink:href=""/>
  </office:meta>
</office:document-meta>
</file>